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style>
    <style:style style:name="ce3"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4"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9"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10" style:family="table-cell" style:parent-style-name="Default" style:data-style-name="N0">
      <style:table-cell-properties style:vertical-align="middle" fo:wrap-option="wrap" style:repeat-content="false"/>
      <style:paragraph-properties fo:text-align="center"/>
    </style:style>
    <style:style style:name="ce11"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text-properties fo:color="#000000"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fo:color="#FF0000" style:font-name="Arial" style:font-name-asian="Arial" style:font-name-complex="Arial" fo:font-size="7pt" style:font-size-asian="7pt" style:font-size-complex="7pt"/>
    </style:style>
    <style:style style:name="ce1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1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16"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style:vertical-align="middle"/>
    </style:style>
    <style:style style:name="ce18" style:family="table-cell" style:parent-style-name="Default" style:data-style-name="N0">
      <style:table-cell-properties style:vertical-align="middle" style:repeat-content="false"/>
      <style:paragraph-properties fo:text-align="center"/>
    </style:style>
    <style:style style:name="ce19"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3"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27"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2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able-cell-properties fo:border="thin solid #000000" style:vertical-align="middle"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wrap-option="wrap"/>
      <style:text-properties fo:color="#000000" style:font-name="Arial" style:font-name-asian="Arial" style:font-name-complex="Arial" fo:font-size="10pt" style:font-size-asian="10pt" style:font-size-complex="10pt"/>
    </style:style>
    <style:style style:name="ce31" style:family="table-cell" style:parent-style-name="Default" style:data-style-name="N0">
      <style:table-cell-properties fo:border="thin solid #000000" style:vertical-align="automatic" style:repeat-content="false"/>
      <style:paragraph-properties fo:text-align="center"/>
    </style:style>
    <style:style style:name="ce32"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33" style:family="table-cell" style:parent-style-name="Default" style:data-style-name="N0">
      <style:table-cell-properties fo:border="thin solid #000000"/>
    </style:style>
    <style:style style:name="ce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fo:border="thin solid #000000" style:vertical-align="middle" fo:wrap-option="wrap" fo:background-color="#FFFFFF"/>
      <style:text-properties fo:color="#000000" style:font-name="Arial" style:font-name-asian="Arial" style:font-name-complex="Arial" fo:font-size="7pt" style:font-size-asian="7pt" style:font-size-complex="7pt"/>
    </style:style>
    <style:style style:name="ce36" style:family="table-cell" style:parent-style-name="Default" style:data-style-name="N1">
      <style:table-cell-properties fo:border="thin solid #000000" style:vertical-align="middle" fo:background-color="#FFFFFF"/>
      <style:text-properties style:font-name="Arial" style:font-name-asian="Arial" style:font-name-complex="Arial" fo:font-size="7pt" style:font-size-asian="7pt" style:font-size-complex="7pt"/>
    </style:style>
    <style:style style:name="ce37" style:family="table-cell" style:parent-style-name="Default" style:data-style-name="N30">
      <style:table-cell-properties fo:border="thin solid #000000" style:vertical-align="middle" fo:wrap-option="wrap" fo:background-color="#FFFFFF"/>
      <style:text-properties style:font-name="Arial" style:font-name-asian="Arial" style:font-name-complex="Arial" fo:font-size="7pt" style:font-size-asian="7pt" style:font-size-complex="7pt"/>
    </style:style>
    <style:style style:name="ce38"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4"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45"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6"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7" style:family="table-cell" style:parent-style-name="Default" style:data-style-name="N0">
      <style:table-cell-properties fo:border-top="thin solid #000000" fo:border-bottom="thin solid #000000" fo:border-left="thin solid #000000"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48" style:family="table-cell" style:parent-style-name="Default" style:data-style-name="N0">
      <style:table-cell-properties fo:border-top="thin solid #000000" fo:border-bottom="thin solid #000000" fo:border-left="none" fo:border-right="none"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49" style:family="table-cell" style:parent-style-name="Default" style:data-style-name="N0">
      <style:table-cell-properties fo:border-top="thin solid #000000" fo:border-bottom="thin solid #000000" fo:border-left="none" fo:border-right="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50"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center"/>
      <style:text-properties fo:color="#000000" style:font-name="Arial" style:font-name-asian="Arial" style:font-name-complex="Arial" fo:font-size="7pt" style:font-size-asian="7pt" style:font-size-complex="7pt"/>
    </style:style>
    <style:style style:name="ce51"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52"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54" style:family="table-cell" style:parent-style-name="Default" style:data-style-name="N0">
      <style:table-cell-properties fo:border-top="thin solid #000000"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none"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style:text-properties fo:color="#000000" style:font-name="Arial" style:font-name-asian="Arial" style:font-name-complex="Arial" fo:font-size="10pt" style:font-size-asian="10pt" style:font-size-complex="10pt"/>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8" style:family="table-cell" style:parent-style-name="Default" style:data-style-name="N0">
      <style:table-cell-properties fo:border-top="none" fo:border-bottom="none"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59" style:family="table-cell" style:parent-style-name="Default" style:data-style-name="N0">
      <style:table-cell-properties fo:border-top="none" fo:border-bottom="thin solid #000000" fo:border-left="thin solid #000000" fo:border-right="thin solid #000000" style:vertical-align="middle" fo:wrap-option="wrap"/>
      <style:text-properties fo:color="#000000" style:font-name="Arial" style:font-name-asian="Arial" style:font-name-complex="Arial" fo:font-size="10pt" style:font-size-asian="10pt" style:font-size-complex="10pt"/>
    </style:style>
    <style:style style:name="ce60"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61"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62"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63"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style:style>
    <style:style style:name="ce64"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0">
      <style:table-cell-properties fo:border="thin solid #000000" style:vertical-align="middle" fo:wrap-option="wrap" fo:background-color="#F2F2F2" style:repeat-content="false"/>
      <style:paragraph-properties fo:text-align="center"/>
      <style:text-properties fo:color="#000000" style:font-name="Arial" style:font-name-asian="Arial" style:font-name-complex="Arial" fo:font-size="7pt" style:font-size-asian="7pt" style:font-size-complex="7pt" fo:font-weight="bold" style:font-weight-asian="bold" style:font-weight-complex="bold"/>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7"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0"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1"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2"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73" style:family="table-cell" style:parent-style-name="Default" style:data-style-name="N0">
      <style:table-cell-properties fo:border="thin solid #000000" style:vertical-align="middle" style:repeat-content="false"/>
      <style:paragraph-properties fo:text-align="center"/>
    </style:style>
    <style:style style:name="ce74" style:family="table-cell" style:parent-style-name="Default" style:data-style-name="N0">
      <style:table-cell-properties fo:border-top="thin solid #000000"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5" style:family="table-cell" style:parent-style-name="Default" style:data-style-name="N0">
      <style:table-cell-properties fo:border-top="none" fo:border-bottom="none" fo:border-left="none"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76"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10pt" style:font-size-asian="10pt" style:font-size-complex="10pt"/>
    </style:style>
    <style:style style:name="ce77"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style:style>
    <style:style style:name="ce78" style:family="table-cell" style:parent-style-name="Default" style:data-style-name="N0">
      <style:table-cell-properties fo:border="thin solid #000000" style:vertical-align="middle" fo:wrap-option="wrap"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80" style:family="table-cell" style:parent-style-name="Default" style:data-style-name="N0">
      <style:table-cell-properties fo:border="thin solid #000000" style:vertical-align="middle"/>
      <style:text-properties fo:color="#000000" style:font-name="Arial" style:font-name-asian="Arial" style:font-name-complex="Arial" fo:font-size="10pt" style:font-size-asian="10pt" style:font-size-complex="10pt"/>
    </style:style>
    <style:style style:name="ce81" style:family="table-cell" style:parent-style-name="Default" style:data-style-name="N0">
      <style:table-cell-properties fo:border="thin solid #000000" style:vertical-align="middle" fo:wrap-option="wrap"/>
      <style:text-properties fo:color="#000000" style:font-name="Arial" style:font-name-asian="Arial" style:font-name-complex="Arial" fo:font-size="10pt" style:font-size-asian="10pt" style:font-size-complex="10pt"/>
    </style:style>
    <style:style style:name="ce82"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7pt" style:font-size-asian="7pt" style:font-size-complex="7pt"/>
    </style:style>
    <style:style style:name="ce83"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6.82625cm"/>
    </style:style>
    <style:style style:name="co2" style:family="table-column">
      <style:table-column-properties fo:break-before="auto" style:column-width="12.7176388888889cm"/>
    </style:style>
    <style:style style:name="co3" style:family="table-column">
      <style:table-column-properties fo:break-before="auto" style:column-width="2.04611111111111cm"/>
    </style:style>
    <style:style style:name="co4" style:family="table-column">
      <style:table-column-properties fo:break-before="auto" style:column-width="9.47208333333333cm"/>
    </style:style>
    <style:style style:name="co5" style:family="table-column">
      <style:table-column-properties fo:break-before="auto" style:column-width="1.78152777777778cm"/>
    </style:style>
    <style:style style:name="co6" style:family="table-column">
      <style:table-column-properties fo:break-before="auto" style:column-width="1.69333333333333cm"/>
    </style:style>
    <style:style style:name="co7" style:family="table-column">
      <style:table-column-properties fo:break-before="auto" style:column-width="4.07458333333333cm"/>
    </style:style>
    <style:style style:name="co8" style:family="table-column">
      <style:table-column-properties fo:break-before="auto" style:column-width="6.24416666666667cm"/>
    </style:style>
    <style:style style:name="co9" style:family="table-column">
      <style:table-column-properties fo:break-before="auto" style:column-width="2.46944444444444cm"/>
    </style:style>
    <style:style style:name="co10" style:family="table-column">
      <style:table-column-properties fo:break-before="auto" style:column-width="6.68513888888889cm"/>
    </style:style>
    <style:style style:name="co11" style:family="table-column">
      <style:table-column-properties fo:break-before="auto" style:column-width="2.36361111111111cm"/>
    </style:style>
    <style:style style:name="co12" style:family="table-column">
      <style:table-column-properties fo:break-before="auto" style:column-width="2.66347222222222cm"/>
    </style:style>
    <style:style style:name="ro1" style:family="table-row">
      <style:table-row-properties style:row-height="14.5pt" style:use-optimal-row-height="true" fo:break-before="auto"/>
    </style:style>
    <style:style style:name="ro2" style:family="table-row">
      <style:table-row-properties style:row-height="20.1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1pt" style:use-optimal-row-height="false" fo:break-before="auto"/>
    </style:style>
    <style:style style:name="ro5" style:family="table-row">
      <style:table-row-properties style:row-height="19.5pt" style:use-optimal-row-height="false" fo:break-before="auto"/>
    </style:style>
    <style:style style:name="ro6" style:family="table-row">
      <style:table-row-properties style:row-height="18.75pt" style:use-optimal-row-height="false" fo:break-before="auto"/>
    </style:style>
    <style:style style:name="ro7" style:family="table-row">
      <style:table-row-properties style:row-height="27.75pt" style:use-optimal-row-height="false" fo:break-before="auto"/>
    </style:style>
    <style:style style:name="ro8" style:family="table-row">
      <style:table-row-properties style:row-height="45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57pt" style:use-optimal-row-height="false" fo:break-before="auto"/>
    </style:style>
    <style:style style:name="ro11" style:family="table-row">
      <style:table-row-properties style:row-height="29.25pt" style:use-optimal-row-height="false" fo:break-before="auto"/>
    </style:style>
    <style:style style:name="ro12" style:family="table-row">
      <style:table-row-properties style:row-height="47.25pt" style:use-optimal-row-height="false" fo:break-before="auto"/>
    </style:style>
    <style:style style:name="ro13" style:family="table-row">
      <style:table-row-properties style:row-height="40.5pt" style:use-optimal-row-height="false" fo:break-before="auto"/>
    </style:style>
    <style:style style:name="ro14" style:family="table-row">
      <style:table-row-properties style:row-height="24.75pt" style:use-optimal-row-height="false" fo:break-before="auto"/>
    </style:style>
    <style:style style:name="ro15" style:family="table-row">
      <style:table-row-properties style:row-height="27.65pt" style:use-optimal-row-height="false" fo:break-before="auto"/>
    </style:style>
    <style:style style:name="ro16" style:family="table-row">
      <style:table-row-properties style:row-height="43pt" style:use-optimal-row-height="false" fo:break-before="auto"/>
    </style:style>
    <style:style style:name="ro17" style:family="table-row">
      <style:table-row-properties style:row-height="28.5pt" style:use-optimal-row-height="false" fo:break-before="auto"/>
    </style:style>
    <style:style style:name="ro18" style:family="table-row">
      <style:table-row-properties style:row-height="26pt" style:use-optimal-row-height="false" fo:break-before="auto"/>
    </style:style>
    <style:style style:name="ro19" style:family="table-row">
      <style:table-row-properties style:row-height="21.75pt" style:use-optimal-row-height="false" fo:break-before="auto"/>
    </style:style>
    <style:style style:name="ro20" style:family="table-row">
      <style:table-row-properties style:row-height="15.5pt" style:use-optimal-row-height="true" fo:break-before="auto"/>
    </style:style>
    <style:style style:name="ro21" style:family="table-row">
      <style:table-row-properties style:row-height="62.5pt" style:use-optimal-row-height="true" fo:break-before="auto"/>
    </style:style>
    <style:style style:name="ro22" style:family="table-row">
      <style:table-row-properties style:row-height="37.5pt" style:use-optimal-row-height="true" fo:break-before="auto"/>
    </style:style>
    <style:style style:name="ro23" style:family="table-row">
      <style:table-row-properties style:row-height="5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ARTICIPANTES_2024" table:style-name="ta1">
        <table:table-column table:style-name="co1" table:default-cell-style-name="ce4"/>
        <table:table-column table:style-name="co2" table:default-cell-style-name="ce3"/>
        <table:table-column table:style-name="co3" table:default-cell-style-name="ce2"/>
        <table:table-column table:style-name="co4" table:default-cell-style-name="ce2"/>
        <table:table-column table:style-name="co5" table:default-cell-style-name="ce9"/>
        <table:table-column table:style-name="co5" table:default-cell-style-name="ce10"/>
        <table:table-column table:style-name="co6" table:number-columns-repeated="16378" table:default-cell-style-name="ce1"/>
        <table:table-row table:style-name="ro1">
          <table:table-cell office:value-type="string" table:number-columns-spanned="6" table:number-rows-spanned="2" table:style-name="ce62">
            <text:p>DICIONÁRIO DE VARIÁVEIS - PARTICIPANTES ENEM 2024</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4">
            <text:p>NOME DA VARIÁVEL</text:p>
          </table:table-cell>
          <table:table-cell office:value-type="string" table:number-columns-spanned="1" table:number-rows-spanned="2" table:style-name="ce64">
            <text:p>Descrição</text:p>
          </table:table-cell>
          <table:table-cell office:value-type="string" table:number-columns-spanned="2" table:number-rows-spanned="1" table:style-name="ce65">
            <text:p>Variáveis Categóricas</text:p>
          </table:table-cell>
          <table:covered-table-cell/>
          <table:table-cell office:value-type="string" table:number-columns-spanned="1" table:number-rows-spanned="2" table:style-name="ce65">
            <text:p>Tamanho<text:s/></text:p>
          </table:table-cell>
          <table:table-cell office:value-type="string" table:number-columns-spanned="1" table:number-rows-spanned="2" table:style-name="ce65">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51">
            <text:p>DADOS DO PARTICIPANTE</text:p>
          </table:table-cell>
          <table:covered-table-cell table:number-columns-repeated="5"/>
          <table:table-cell table:number-columns-repeated="16378"/>
        </table:table-row>
        <table:table-row table:style-name="ro1">
          <table:table-cell office:value-type="string" table:style-name="ce11">
            <text:p>NU_INSCRICAO</text:p>
          </table:table-cell>
          <table:table-cell office:value-type="string" table:style-name="ce5">
            <text:p>Número de inscrição<text:span text:style-name="T2">1</text:span><text:s/></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1">
          <table:table-cell office:value-type="string" table:number-columns-spanned="1" table:number-rows-spanned="20" table:style-name="ce46">
            <text:p>TP_FAIXA_ETARIA</text:p>
          </table:table-cell>
          <table:table-cell office:value-type="string" table:number-columns-spanned="1" table:number-rows-spanned="20" table:style-name="ce79">
            <text:p>Faixa etária<text:span text:style-name="T4">2</text:span></text:p>
          </table:table-cell>
          <table:table-cell office:value-type="float" office:value="1" table:style-name="ce6">
            <text:p>1</text:p>
          </table:table-cell>
          <table:table-cell office:value-type="string" table:style-name="ce6">
            <text:p>Menor de 17 anos</text:p>
          </table:table-cell>
          <table:table-cell office:value-type="float" office:value="2" table:number-columns-spanned="1" table:number-rows-spanned="20" table:style-name="ce44">
            <text:p>2</text:p>
          </table:table-cell>
          <table:table-cell office:value-type="string" table:number-columns-spanned="1" table:number-rows-spanned="20" table:style-name="ce44">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17 anos</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18 anos</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19 anos</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20 ano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21 anos</text:p>
          </table:table-cell>
          <table:covered-table-cell/>
          <table:covered-table-cell/>
          <table:table-cell table:number-columns-repeated="16378"/>
        </table:table-row>
        <table:table-row table:style-name="ro1">
          <table:covered-table-cell/>
          <table:covered-table-cell/>
          <table:table-cell office:value-type="float" office:value="7" table:style-name="ce6">
            <text:p>7</text:p>
          </table:table-cell>
          <table:table-cell office:value-type="string" table:style-name="ce6">
            <text:p>22 anos</text:p>
          </table:table-cell>
          <table:covered-table-cell/>
          <table:covered-table-cell/>
          <table:table-cell table:number-columns-repeated="16378"/>
        </table:table-row>
        <table:table-row table:style-name="ro1">
          <table:covered-table-cell/>
          <table:covered-table-cell/>
          <table:table-cell office:value-type="float" office:value="8" table:style-name="ce6">
            <text:p>8</text:p>
          </table:table-cell>
          <table:table-cell office:value-type="string" table:style-name="ce6">
            <text:p>23 anos</text:p>
          </table:table-cell>
          <table:covered-table-cell/>
          <table:covered-table-cell/>
          <table:table-cell table:number-columns-repeated="16378"/>
        </table:table-row>
        <table:table-row table:style-name="ro1">
          <table:covered-table-cell/>
          <table:covered-table-cell/>
          <table:table-cell office:value-type="float" office:value="9" table:style-name="ce6">
            <text:p>9</text:p>
          </table:table-cell>
          <table:table-cell office:value-type="string" table:style-name="ce6">
            <text:p>24 anos</text:p>
          </table:table-cell>
          <table:covered-table-cell/>
          <table:covered-table-cell/>
          <table:table-cell table:number-columns-repeated="16378"/>
        </table:table-row>
        <table:table-row table:style-name="ro1">
          <table:covered-table-cell/>
          <table:covered-table-cell/>
          <table:table-cell office:value-type="float" office:value="10" table:style-name="ce6">
            <text:p>10</text:p>
          </table:table-cell>
          <table:table-cell office:value-type="string" table:style-name="ce6">
            <text:p>25 anos</text:p>
          </table:table-cell>
          <table:covered-table-cell/>
          <table:covered-table-cell/>
          <table:table-cell table:number-columns-repeated="16378"/>
        </table:table-row>
        <table:table-row table:style-name="ro1">
          <table:covered-table-cell/>
          <table:covered-table-cell/>
          <table:table-cell office:value-type="float" office:value="11" table:style-name="ce6">
            <text:p>11</text:p>
          </table:table-cell>
          <table:table-cell office:value-type="string" table:style-name="ce6">
            <text:p>Entre 26 e 30 anos</text:p>
          </table:table-cell>
          <table:covered-table-cell/>
          <table:covered-table-cell/>
          <table:table-cell table:number-columns-repeated="16378"/>
        </table:table-row>
        <table:table-row table:style-name="ro1">
          <table:covered-table-cell/>
          <table:covered-table-cell/>
          <table:table-cell office:value-type="float" office:value="12" table:style-name="ce6">
            <text:p>12</text:p>
          </table:table-cell>
          <table:table-cell office:value-type="string" table:style-name="ce6">
            <text:p>Entre 31 e 35 anos</text:p>
          </table:table-cell>
          <table:covered-table-cell/>
          <table:covered-table-cell/>
          <table:table-cell table:number-columns-repeated="16378"/>
        </table:table-row>
        <table:table-row table:style-name="ro1">
          <table:covered-table-cell/>
          <table:covered-table-cell/>
          <table:table-cell office:value-type="float" office:value="13" table:style-name="ce6">
            <text:p>13</text:p>
          </table:table-cell>
          <table:table-cell office:value-type="string" table:style-name="ce6">
            <text:p>Entre 36 e 40 anos</text:p>
          </table:table-cell>
          <table:covered-table-cell/>
          <table:covered-table-cell/>
          <table:table-cell table:number-columns-repeated="16378"/>
        </table:table-row>
        <table:table-row table:style-name="ro1">
          <table:covered-table-cell/>
          <table:covered-table-cell/>
          <table:table-cell office:value-type="float" office:value="14" table:style-name="ce6">
            <text:p>14</text:p>
          </table:table-cell>
          <table:table-cell office:value-type="string" table:style-name="ce6">
            <text:p>Entre 41 e 45 anos</text:p>
          </table:table-cell>
          <table:covered-table-cell/>
          <table:covered-table-cell/>
          <table:table-cell table:number-columns-repeated="16378"/>
        </table:table-row>
        <table:table-row table:style-name="ro1">
          <table:covered-table-cell/>
          <table:covered-table-cell/>
          <table:table-cell office:value-type="float" office:value="15" table:style-name="ce6">
            <text:p>15</text:p>
          </table:table-cell>
          <table:table-cell office:value-type="string" table:style-name="ce6">
            <text:p>Entre 46 e 50 anos</text:p>
          </table:table-cell>
          <table:covered-table-cell/>
          <table:covered-table-cell/>
          <table:table-cell table:number-columns-repeated="16378"/>
        </table:table-row>
        <table:table-row table:style-name="ro1">
          <table:covered-table-cell/>
          <table:covered-table-cell/>
          <table:table-cell office:value-type="float" office:value="16" table:style-name="ce6">
            <text:p>16</text:p>
          </table:table-cell>
          <table:table-cell office:value-type="string" table:style-name="ce6">
            <text:p>Entre 51 e 55 anos</text:p>
          </table:table-cell>
          <table:covered-table-cell/>
          <table:covered-table-cell/>
          <table:table-cell table:number-columns-repeated="16378"/>
        </table:table-row>
        <table:table-row table:style-name="ro1">
          <table:covered-table-cell/>
          <table:covered-table-cell/>
          <table:table-cell office:value-type="float" office:value="17" table:style-name="ce6">
            <text:p>17</text:p>
          </table:table-cell>
          <table:table-cell office:value-type="string" table:style-name="ce6">
            <text:p>Entre 56 e 60 anos</text:p>
          </table:table-cell>
          <table:covered-table-cell/>
          <table:covered-table-cell/>
          <table:table-cell table:number-columns-repeated="16378"/>
        </table:table-row>
        <table:table-row table:style-name="ro1">
          <table:covered-table-cell/>
          <table:covered-table-cell/>
          <table:table-cell office:value-type="float" office:value="18" table:style-name="ce6">
            <text:p>18</text:p>
          </table:table-cell>
          <table:table-cell office:value-type="string" table:style-name="ce6">
            <text:p>Entre 61 e 65 anos</text:p>
          </table:table-cell>
          <table:covered-table-cell/>
          <table:covered-table-cell/>
          <table:table-cell table:number-columns-repeated="16378"/>
        </table:table-row>
        <table:table-row table:style-name="ro1">
          <table:covered-table-cell/>
          <table:covered-table-cell/>
          <table:table-cell office:value-type="float" office:value="19" table:style-name="ce6">
            <text:p>19</text:p>
          </table:table-cell>
          <table:table-cell office:value-type="string" table:style-name="ce6">
            <text:p>Entre 66 e 70 anos</text:p>
          </table:table-cell>
          <table:covered-table-cell/>
          <table:covered-table-cell/>
          <table:table-cell table:number-columns-repeated="16378"/>
        </table:table-row>
        <table:table-row table:style-name="ro1">
          <table:covered-table-cell/>
          <table:covered-table-cell/>
          <table:table-cell office:value-type="float" office:value="20" table:style-name="ce6">
            <text:p>20</text:p>
          </table:table-cell>
          <table:table-cell office:value-type="string" table:style-name="ce6">
            <text:p>Maior de 70 anos</text:p>
          </table:table-cell>
          <table:covered-table-cell/>
          <table:covered-table-cell/>
          <table:table-cell table:number-columns-repeated="16378"/>
        </table:table-row>
        <table:table-row table:style-name="ro1">
          <table:table-cell office:value-type="string" table:number-columns-spanned="1" table:number-rows-spanned="2" table:style-name="ce46">
            <text:p>TP_SEXO</text:p>
          </table:table-cell>
          <table:table-cell office:value-type="string" table:number-columns-spanned="1" table:number-rows-spanned="2" table:style-name="ce45">
            <text:p>Sexo</text:p>
          </table:table-cell>
          <table:table-cell office:value-type="string" table:style-name="ce6">
            <text:p>M</text:p>
          </table:table-cell>
          <table:table-cell office:value-type="string" table:style-name="ce6">
            <text:p>Masculin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6">
            <text:p>Feminino<text:s/></text:p>
          </table:table-cell>
          <table:covered-table-cell/>
          <table:covered-table-cell/>
          <table:table-cell table:number-columns-repeated="16378"/>
        </table:table-row>
        <table:table-row table:style-name="ro1">
          <table:table-cell office:value-type="string" table:number-columns-spanned="1" table:number-rows-spanned="5" table:style-name="ce80">
            <text:p>TP_ESTADO_CIVIL</text:p>
          </table:table-cell>
          <table:table-cell office:value-type="string" table:number-columns-spanned="1" table:number-rows-spanned="5" table:style-name="ce81">
            <text:p>Estado Civil</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44">
            <text:p>1</text:p>
          </table:table-cell>
          <table:table-cell office:value-type="string" table:number-columns-spanned="1" table:number-rows-spanned="5" table:style-name="ce44">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Solt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Casado(a)/Mora com companheir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Divorciado(a)/Desquitado(a)/Separad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Viúvo(a)</text:p>
          </table:table-cell>
          <table:covered-table-cell/>
          <table:covered-table-cell/>
          <table:table-cell table:number-columns-repeated="16378"/>
        </table:table-row>
        <table:table-row table:style-name="ro1">
          <table:table-cell office:value-type="string" table:number-columns-spanned="1" table:number-rows-spanned="7" table:style-name="ce80">
            <text:p>TP_COR_RACA</text:p>
          </table:table-cell>
          <table:table-cell office:value-type="string" table:number-columns-spanned="1" table:number-rows-spanned="7" table:style-name="ce81">
            <text:p>Cor/raça</text:p>
          </table:table-cell>
          <table:table-cell office:value-type="float" office:value="0" table:style-name="ce6">
            <text:p>0</text:p>
          </table:table-cell>
          <table:table-cell office:value-type="string" table:style-name="ce6">
            <text:p>Não declarado</text:p>
          </table:table-cell>
          <table:table-cell office:value-type="float" office:value="1" table:number-columns-spanned="1" table:number-rows-spanned="7" table:style-name="ce44">
            <text:p>1</text:p>
          </table:table-cell>
          <table:table-cell office:value-type="string" table:number-columns-spanned="1" table:number-rows-spanned="7" table:style-name="ce44">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nc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Pret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Pard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Amarela</text:p>
          </table:table-cell>
          <table:covered-table-cell/>
          <table:covered-table-cell/>
          <table:table-cell table:number-columns-repeated="16378"/>
        </table:table-row>
        <table:table-row table:style-name="ro1">
          <table:covered-table-cell/>
          <table:covered-table-cell/>
          <table:table-cell office:value-type="float" office:value="5" table:style-name="ce6">
            <text:p>5</text:p>
          </table:table-cell>
          <table:table-cell office:value-type="string" table:style-name="ce6">
            <text:p>Indígena<text:s/></text:p>
          </table:table-cell>
          <table:covered-table-cell/>
          <table:covered-table-cell/>
          <table:table-cell table:number-columns-repeated="16378"/>
        </table:table-row>
        <table:table-row table:style-name="ro1">
          <table:covered-table-cell/>
          <table:covered-table-cell/>
          <table:table-cell office:value-type="float" office:value="6" table:style-name="ce6">
            <text:p>6</text:p>
          </table:table-cell>
          <table:table-cell office:value-type="string" table:style-name="ce6">
            <text:p>Não dispõe da informação</text:p>
          </table:table-cell>
          <table:covered-table-cell/>
          <table:covered-table-cell/>
          <table:table-cell table:number-columns-repeated="16378"/>
        </table:table-row>
        <table:table-row table:style-name="ro1">
          <table:table-cell office:value-type="string" table:number-columns-spanned="1" table:number-rows-spanned="5" table:style-name="ce46">
            <text:p>TP_NACIONALIDADE</text:p>
          </table:table-cell>
          <table:table-cell office:value-type="string" table:number-columns-spanned="1" table:number-rows-spanned="5" table:style-name="ce45">
            <text:p>Nacionalidade</text:p>
          </table:table-cell>
          <table:table-cell office:value-type="float" office:value="0" table:style-name="ce6">
            <text:p>0</text:p>
          </table:table-cell>
          <table:table-cell office:value-type="string" table:style-name="ce6">
            <text:p>Não informado</text:p>
          </table:table-cell>
          <table:table-cell office:value-type="float" office:value="1" table:number-columns-spanned="1" table:number-rows-spanned="5" table:style-name="ce44">
            <text:p>1</text:p>
          </table:table-cell>
          <table:table-cell office:value-type="string" table:number-columns-spanned="1" table:number-rows-spanned="5" table:style-name="ce44">
            <text:p>Numérica</text:p>
          </table:table-cell>
          <table:table-cell table:number-columns-repeated="16378"/>
        </table:table-row>
        <table:table-row table:style-name="ro1">
          <table:covered-table-cell/>
          <table:covered-table-cell/>
          <table:table-cell office:value-type="float" office:value="1" table:style-name="ce6">
            <text:p>1</text:p>
          </table:table-cell>
          <table:table-cell office:value-type="string" table:style-name="ce6">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4" table:style-name="ce46">
            <text:p>TP_ST_CONCLUSAO</text:p>
          </table:table-cell>
          <table:table-cell office:value-type="string" table:number-columns-spanned="1" table:number-rows-spanned="4" table:style-name="ce45">
            <text:p>Situação de conclusão do Ensino Médio</text:p>
          </table:table-cell>
          <table:table-cell office:value-type="float" office:value="1" table:style-name="ce6">
            <text:p>1</text:p>
          </table:table-cell>
          <table:table-cell office:value-type="string" table:style-name="ce6">
            <text:p>Já concluí o Ensino Médi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stou cursando e concluirei o Ensino Médio em 2024</text:p>
          </table:table-cell>
          <table:covered-table-cell/>
          <table:covered-table-cell/>
          <table:table-cell table:number-columns-repeated="16378"/>
        </table:table-row>
        <table:table-row table:style-name="ro1">
          <table:covered-table-cell/>
          <table:covered-table-cell/>
          <table:table-cell office:value-type="float" office:value="3" table:style-name="ce6">
            <text:p>3</text:p>
          </table:table-cell>
          <table:table-cell office:value-type="string" table:style-name="ce6">
            <text:p>Estou cursando e concluirei o Ensino Médio após 2024</text:p>
          </table:table-cell>
          <table:covered-table-cell/>
          <table:covered-table-cell/>
          <table:table-cell table:number-columns-repeated="16378"/>
        </table:table-row>
        <table:table-row table:style-name="ro1">
          <table:covered-table-cell/>
          <table:covered-table-cell/>
          <table:table-cell office:value-type="float" office:value="4" table:style-name="ce6">
            <text:p>4</text:p>
          </table:table-cell>
          <table:table-cell office:value-type="string" table:style-name="ce6">
            <text:p>Não concluí e não estou cursando o Ensino Médio</text:p>
          </table:table-cell>
          <table:covered-table-cell/>
          <table:covered-table-cell/>
          <table:table-cell table:number-columns-repeated="16378"/>
        </table:table-row>
        <table:table-row table:style-name="ro3">
          <table:table-cell office:value-type="string" table:number-columns-spanned="1" table:number-rows-spanned="19" table:style-name="ce80">
            <text:p>TP_ANO_CONCLUIU</text:p>
          </table:table-cell>
          <table:table-cell office:value-type="string" table:number-columns-spanned="1" table:number-rows-spanned="19" table:style-name="ce81">
            <text:p>Ano de Conclusão do Ensino Médio</text:p>
          </table:table-cell>
          <table:table-cell office:value-type="float" office:value="0" table:style-name="ce34">
            <text:p>0</text:p>
          </table:table-cell>
          <table:table-cell office:value-type="string" table:style-name="ce34">
            <text:p>Não informado</text:p>
          </table:table-cell>
          <table:table-cell office:value-type="float" office:value="1" table:number-columns-spanned="1" table:number-rows-spanned="19" table:style-name="ce44">
            <text:p>1</text:p>
          </table:table-cell>
          <table:table-cell office:value-type="string" table:number-columns-spanned="1" table:number-rows-spanned="19" table:style-name="ce44">
            <text:p>Numérica</text:p>
          </table:table-cell>
          <table:table-cell table:number-columns-repeated="16378"/>
        </table:table-row>
        <table:table-row table:style-name="ro3">
          <table:covered-table-cell/>
          <table:covered-table-cell/>
          <table:table-cell office:value-type="float" office:value="1" table:style-name="ce34">
            <text:p>1</text:p>
          </table:table-cell>
          <table:table-cell office:value-type="float" office:value="2023" table:style-name="ce34">
            <text:p>2023</text:p>
          </table:table-cell>
          <table:covered-table-cell/>
          <table:covered-table-cell/>
          <table:table-cell table:number-columns-repeated="16378"/>
        </table:table-row>
        <table:table-row table:style-name="ro3">
          <table:covered-table-cell/>
          <table:covered-table-cell/>
          <table:table-cell office:value-type="float" office:value="2" table:style-name="ce34">
            <text:p>2</text:p>
          </table:table-cell>
          <table:table-cell office:value-type="float" office:value="2022" table:style-name="ce34">
            <text:p>2022</text:p>
          </table:table-cell>
          <table:covered-table-cell/>
          <table:covered-table-cell/>
          <table:table-cell table:number-columns-repeated="16378"/>
        </table:table-row>
        <table:table-row table:style-name="ro3">
          <table:covered-table-cell/>
          <table:covered-table-cell/>
          <table:table-cell office:value-type="float" office:value="3" table:style-name="ce34">
            <text:p>3</text:p>
          </table:table-cell>
          <table:table-cell office:value-type="float" office:value="2021" table:style-name="ce34">
            <text:p>2021</text:p>
          </table:table-cell>
          <table:covered-table-cell/>
          <table:covered-table-cell/>
          <table:table-cell table:number-columns-repeated="16378"/>
        </table:table-row>
        <table:table-row table:style-name="ro3">
          <table:covered-table-cell/>
          <table:covered-table-cell/>
          <table:table-cell office:value-type="float" office:value="4" table:style-name="ce34">
            <text:p>4</text:p>
          </table:table-cell>
          <table:table-cell office:value-type="float" office:value="2020" table:style-name="ce34">
            <text:p>2020</text:p>
          </table:table-cell>
          <table:covered-table-cell/>
          <table:covered-table-cell/>
          <table:table-cell table:number-columns-repeated="16378"/>
        </table:table-row>
        <table:table-row table:style-name="ro2">
          <table:covered-table-cell/>
          <table:covered-table-cell/>
          <table:table-cell office:value-type="float" office:value="5" table:style-name="ce34">
            <text:p>5</text:p>
          </table:table-cell>
          <table:table-cell office:value-type="float" office:value="2019" table:style-name="ce34">
            <text:p>2019</text:p>
          </table:table-cell>
          <table:covered-table-cell/>
          <table:covered-table-cell/>
          <table:table-cell table:number-columns-repeated="16378"/>
        </table:table-row>
        <table:table-row table:style-name="ro1">
          <table:covered-table-cell/>
          <table:covered-table-cell/>
          <table:table-cell office:value-type="float" office:value="6" table:style-name="ce34">
            <text:p>6</text:p>
          </table:table-cell>
          <table:table-cell office:value-type="float" office:value="2018" table:style-name="ce34">
            <text:p>2018</text:p>
          </table:table-cell>
          <table:covered-table-cell/>
          <table:covered-table-cell/>
          <table:table-cell table:number-columns-repeated="16378"/>
        </table:table-row>
        <table:table-row table:style-name="ro1">
          <table:covered-table-cell/>
          <table:covered-table-cell/>
          <table:table-cell office:value-type="float" office:value="7" table:style-name="ce34">
            <text:p>7</text:p>
          </table:table-cell>
          <table:table-cell office:value-type="float" office:value="2017" table:style-name="ce34">
            <text:p>2017</text:p>
          </table:table-cell>
          <table:covered-table-cell/>
          <table:covered-table-cell/>
          <table:table-cell table:number-columns-repeated="16378"/>
        </table:table-row>
        <table:table-row table:style-name="ro1">
          <table:covered-table-cell/>
          <table:covered-table-cell/>
          <table:table-cell office:value-type="float" office:value="8" table:style-name="ce34">
            <text:p>8</text:p>
          </table:table-cell>
          <table:table-cell office:value-type="float" office:value="2016" table:style-name="ce34">
            <text:p>2016</text:p>
          </table:table-cell>
          <table:covered-table-cell/>
          <table:covered-table-cell/>
          <table:table-cell table:number-columns-repeated="16378"/>
        </table:table-row>
        <table:table-row table:style-name="ro1">
          <table:covered-table-cell/>
          <table:covered-table-cell/>
          <table:table-cell office:value-type="float" office:value="9" table:style-name="ce34">
            <text:p>9</text:p>
          </table:table-cell>
          <table:table-cell office:value-type="float" office:value="2015" table:style-name="ce34">
            <text:p>2015</text:p>
          </table:table-cell>
          <table:covered-table-cell/>
          <table:covered-table-cell/>
          <table:table-cell table:number-columns-repeated="16378"/>
        </table:table-row>
        <table:table-row table:style-name="ro1">
          <table:covered-table-cell/>
          <table:covered-table-cell/>
          <table:table-cell office:value-type="float" office:value="10" table:style-name="ce34">
            <text:p>10</text:p>
          </table:table-cell>
          <table:table-cell office:value-type="float" office:value="2014" table:style-name="ce34">
            <text:p>2014</text:p>
          </table:table-cell>
          <table:covered-table-cell/>
          <table:covered-table-cell/>
          <table:table-cell table:number-columns-repeated="16378"/>
        </table:table-row>
        <table:table-row table:style-name="ro1">
          <table:covered-table-cell/>
          <table:covered-table-cell/>
          <table:table-cell office:value-type="float" office:value="11" table:style-name="ce34">
            <text:p>11</text:p>
          </table:table-cell>
          <table:table-cell office:value-type="float" office:value="2013" table:style-name="ce34">
            <text:p>2013</text:p>
          </table:table-cell>
          <table:covered-table-cell/>
          <table:covered-table-cell/>
          <table:table-cell table:number-columns-repeated="16378"/>
        </table:table-row>
        <table:table-row table:style-name="ro1">
          <table:covered-table-cell/>
          <table:covered-table-cell/>
          <table:table-cell office:value-type="float" office:value="12" table:style-name="ce34">
            <text:p>12</text:p>
          </table:table-cell>
          <table:table-cell office:value-type="float" office:value="2012" table:style-name="ce34">
            <text:p>2012</text:p>
          </table:table-cell>
          <table:covered-table-cell/>
          <table:covered-table-cell/>
          <table:table-cell table:number-columns-repeated="16378"/>
        </table:table-row>
        <table:table-row table:style-name="ro1">
          <table:covered-table-cell/>
          <table:covered-table-cell/>
          <table:table-cell office:value-type="float" office:value="13" table:style-name="ce34">
            <text:p>13</text:p>
          </table:table-cell>
          <table:table-cell office:value-type="float" office:value="2011" table:style-name="ce34">
            <text:p>2011</text:p>
          </table:table-cell>
          <table:covered-table-cell/>
          <table:covered-table-cell/>
          <table:table-cell table:number-columns-repeated="16378"/>
        </table:table-row>
        <table:table-row table:style-name="ro1">
          <table:covered-table-cell/>
          <table:covered-table-cell/>
          <table:table-cell office:value-type="float" office:value="14" table:style-name="ce34">
            <text:p>14</text:p>
          </table:table-cell>
          <table:table-cell office:value-type="float" office:value="2010" table:style-name="ce34">
            <text:p>2010</text:p>
          </table:table-cell>
          <table:covered-table-cell/>
          <table:covered-table-cell/>
          <table:table-cell table:number-columns-repeated="16378"/>
        </table:table-row>
        <table:table-row table:style-name="ro1">
          <table:covered-table-cell/>
          <table:covered-table-cell/>
          <table:table-cell office:value-type="float" office:value="15" table:style-name="ce34">
            <text:p>15</text:p>
          </table:table-cell>
          <table:table-cell office:value-type="float" office:value="2009" table:style-name="ce34">
            <text:p>2009</text:p>
          </table:table-cell>
          <table:covered-table-cell/>
          <table:covered-table-cell/>
          <table:table-cell table:number-columns-repeated="16378"/>
        </table:table-row>
        <table:table-row table:style-name="ro1">
          <table:covered-table-cell/>
          <table:covered-table-cell/>
          <table:table-cell office:value-type="float" office:value="16" table:style-name="ce34">
            <text:p>16</text:p>
          </table:table-cell>
          <table:table-cell office:value-type="float" office:value="2008" table:style-name="ce34">
            <text:p>2008</text:p>
          </table:table-cell>
          <table:covered-table-cell/>
          <table:covered-table-cell/>
          <table:table-cell table:number-columns-repeated="16378"/>
        </table:table-row>
        <table:table-row table:style-name="ro1">
          <table:covered-table-cell/>
          <table:covered-table-cell/>
          <table:table-cell office:value-type="float" office:value="17" table:style-name="ce34">
            <text:p>17</text:p>
          </table:table-cell>
          <table:table-cell office:value-type="float" office:value="2007" table:style-name="ce34">
            <text:p>2007</text:p>
          </table:table-cell>
          <table:covered-table-cell/>
          <table:covered-table-cell/>
          <table:table-cell table:number-columns-repeated="16378"/>
        </table:table-row>
        <table:table-row table:style-name="ro1">
          <table:covered-table-cell/>
          <table:covered-table-cell/>
          <table:table-cell office:value-type="float" office:value="18" table:style-name="ce34">
            <text:p>18</text:p>
          </table:table-cell>
          <table:table-cell office:value-type="string" table:style-name="ce34">
            <text:p>Antes de 2007</text:p>
          </table:table-cell>
          <table:covered-table-cell/>
          <table:covered-table-cell/>
          <table:table-cell table:number-columns-repeated="16378"/>
        </table:table-row>
        <table:table-row table:style-name="ro1">
          <table:table-cell office:value-type="string" table:number-columns-spanned="1" table:number-rows-spanned="2" table:style-name="ce81">
            <text:p>TP_ENSINO</text:p>
          </table:table-cell>
          <table:table-cell office:value-type="string" table:number-columns-spanned="1" table:number-rows-spanned="2" table:style-name="ce81">
            <text:p>Tipo de instituição que concluiu ou concluirá o Ensino Médio<text:s/></text:p>
          </table:table-cell>
          <table:table-cell office:value-type="float" office:value="1" table:style-name="ce6">
            <text:p>1</text:p>
          </table:table-cell>
          <table:table-cell office:value-type="string" table:style-name="ce6">
            <text:p>Ensino Regular</text:p>
          </table:table-cell>
          <table:table-cell office:value-type="float" office:value="1" table:number-columns-spanned="1" table:number-rows-spanned="2" table:style-name="ce82">
            <text:p>1</text:p>
          </table:table-cell>
          <table:table-cell office:value-type="string" table:number-columns-spanned="1" table:number-rows-spanned="2" table:style-name="ce44">
            <text:p>Numérica</text:p>
          </table:table-cell>
          <table:table-cell table:number-columns-repeated="16378"/>
        </table:table-row>
        <table:table-row table:style-name="ro1">
          <table:covered-table-cell/>
          <table:covered-table-cell/>
          <table:table-cell office:value-type="float" office:value="2" table:style-name="ce6">
            <text:p>2</text:p>
          </table:table-cell>
          <table:table-cell office:value-type="string" table:style-name="ce6">
            <text:p>Educação Especial - Modalidade Substitutiva</text:p>
          </table:table-cell>
          <table:covered-table-cell/>
          <table:covered-table-cell/>
          <table:table-cell table:number-columns-repeated="16378"/>
        </table:table-row>
        <table:table-row table:style-name="ro3">
          <table:table-cell office:value-type="string" table:number-columns-spanned="1" table:number-rows-spanned="2" table:style-name="ce46">
            <text:p>IN_TREINEIRO</text:p>
          </table:table-cell>
          <table:table-cell office:value-type="string" table:number-columns-spanned="1" table:number-rows-spanned="2" table:style-name="ce45">
            <text:p>Indica se o inscrito fez a prova com intuito de apenas treinar seus conhecimentos<text:span text:style-name="T3">3</text:span></text:p>
          </table:table-cell>
          <table:table-cell office:value-type="float" office:value="1" table:style-name="ce6">
            <text:p>1</text:p>
          </table:table-cell>
          <table:table-cell office:value-type="string" table:style-name="ce6">
            <text:p>Sim</text:p>
          </table:table-cell>
          <table:table-cell office:value-type="float" office:value="1" table:number-columns-spanned="1" table:number-rows-spanned="2" table:style-name="ce44">
            <text:p>1</text:p>
          </table:table-cell>
          <table:table-cell office:value-type="string" table:number-columns-spanned="1" table:number-rows-spanned="2" table:style-name="ce44">
            <text:p>Numérica</text:p>
          </table:table-cell>
          <table:table-cell table:number-columns-repeated="16378"/>
        </table:table-row>
        <table:table-row table:style-name="ro3">
          <table:covered-table-cell/>
          <table:covered-table-cell/>
          <table:table-cell office:value-type="float" office:value="0" table:style-name="ce6">
            <text:p>0</text:p>
          </table:table-cell>
          <table:table-cell office:value-type="string" table:style-name="ce6">
            <text:p>Não</text:p>
          </table:table-cell>
          <table:covered-table-cell/>
          <table:covered-table-cell/>
          <table:table-cell table:number-columns-repeated="16378"/>
        </table:table-row>
        <table:table-row table:style-name="ro3">
          <table:table-cell office:value-type="string" table:number-columns-spanned="6" table:number-rows-spanned="1" table:style-name="ce51">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45">
            <text:p>CO_MUNICIPIO_PROVA</text:p>
          </table:table-cell>
          <table:table-cell office:value-type="string" table:style-name="ce5">
            <text:p>Código do município da aplicação da prova</text:p>
          </table:table-cell>
          <table:table-cell table:number-columns-spanned="1" table:number-rows-spanned="5" table:style-name="ce53"/>
          <table:table-cell table:number-columns-spanned="1" table:number-rows-spanned="5" table:style-name="ce53"/>
          <table:table-cell office:value-type="float" office:value="7" table:number-columns-spanned="1" table:number-rows-spanned="5" table:style-name="ce44">
            <text:p>7</text:p>
          </table:table-cell>
          <table:table-cell office:value-type="string" table:number-columns-spanned="1" table:number-rows-spanned="5" table:style-name="ce44">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83">
            <text:p>DADOS DO QUESTIONÁRIO SOCIOECONÔMICO</text:p>
          </table:table-cell>
          <table:covered-table-cell table:number-columns-repeated="5"/>
          <table:table-cell table:number-columns-repeated="16378"/>
        </table:table-row>
        <table:table-row table:style-name="ro3">
          <table:table-cell office:value-type="string" table:number-columns-spanned="1" table:number-rows-spanned="8" table:style-name="ce46">
            <text:p>Q001</text:p>
          </table:table-cell>
          <table:table-cell office:value-type="string" table:number-columns-spanned="1" table:number-rows-spanned="8" table:style-name="ce45">
            <text:p>Até que série seu pai, ou o homem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44">
            <text:p>1</text:p>
          </table:table-cell>
          <table:table-cell office:value-type="string" table:number-columns-spanned="1" table:number-rows-spanned="8"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4">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5">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8" table:style-name="ce46">
            <text:p>Q002</text:p>
          </table:table-cell>
          <table:table-cell office:value-type="string" table:number-columns-spanned="1" table:number-rows-spanned="8" table:style-name="ce45">
            <text:p>Até que série sua mãe, ou a mulher responsável por você, estudou?</text:p>
          </table:table-cell>
          <table:table-cell office:value-type="string" table:style-name="ce6">
            <text:p>A</text:p>
          </table:table-cell>
          <table:table-cell office:value-type="string" table:style-name="ce15">
            <text:p>Nunca estudou.</text:p>
          </table:table-cell>
          <table:table-cell office:value-type="float" office:value="1" table:number-columns-spanned="1" table:number-rows-spanned="8" table:style-name="ce44">
            <text:p>1</text:p>
          </table:table-cell>
          <table:table-cell office:value-type="string" table:number-columns-spanned="1" table:number-rows-spanned="8"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Não completou a 4ª série/5º ano do Ensino Fundamental.</text:p>
          </table:table-cell>
          <table:covered-table-cell/>
          <table:covered-table-cell/>
          <table:table-cell table:number-columns-repeated="16378"/>
        </table:table-row>
        <table:table-row table:style-name="ro5">
          <table:covered-table-cell/>
          <table:covered-table-cell/>
          <table:table-cell office:value-type="string" table:style-name="ce6">
            <text:p>C</text:p>
          </table:table-cell>
          <table:table-cell office:value-type="string" table:style-name="ce15">
            <text:p>Completou a 4ª série/5º ano, mas não completou a 8ª série/9º ano do Ensino Fundamental.</text:p>
          </table:table-cell>
          <table:covered-table-cell/>
          <table:covered-table-cell/>
          <table:table-cell table:number-columns-repeated="16378"/>
        </table:table-row>
        <table:table-row table:style-name="ro6">
          <table:covered-table-cell/>
          <table:covered-table-cell/>
          <table:table-cell office:value-type="string" table:style-name="ce6">
            <text:p>D</text:p>
          </table:table-cell>
          <table:table-cell office:value-type="string" table:style-name="ce15">
            <text:p>Completou a 8ª série/9º ano do Ensino Fundamental, mas não completou o Ensino Médio.</text:p>
          </table:table-cell>
          <table:covered-table-cell/>
          <table:covered-table-cell/>
          <table:table-cell table:number-columns-repeated="16378"/>
        </table:table-row>
        <table:table-row table:style-name="ro3">
          <table:covered-table-cell/>
          <table:covered-table-cell/>
          <table:table-cell office:value-type="string" table:style-name="ce6">
            <text:p>E</text:p>
          </table:table-cell>
          <table:table-cell office:value-type="string" table:style-name="ce15">
            <text:p>Completou o Ensino Médio, mas não completou a Faculdade.</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Completou a Faculdade, mas não 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G</text:p>
          </table:table-cell>
          <table:table-cell office:value-type="string" table:style-name="ce15">
            <text:p>Completou a Pós-graduação.</text:p>
          </table:table-cell>
          <table:covered-table-cell/>
          <table:covered-table-cell/>
          <table:table-cell table:number-columns-repeated="16378"/>
        </table:table-row>
        <table:table-row table:style-name="ro3">
          <table:covered-table-cell/>
          <table:covered-table-cell/>
          <table:table-cell office:value-type="string" table:style-name="ce6">
            <text:p>H</text:p>
          </table:table-cell>
          <table:table-cell office:value-type="string" table:style-name="ce15">
            <text:p>Não sei.</text:p>
          </table:table-cell>
          <table:covered-table-cell/>
          <table:covered-table-cell/>
          <table:table-cell table:number-columns-repeated="16378"/>
        </table:table-row>
        <table:table-row table:style-name="ro7">
          <table:table-cell office:value-type="string" table:number-columns-spanned="1" table:number-rows-spanned="6" table:style-name="ce46">
            <text:p>Q003</text:p>
          </table:table-cell>
          <table:table-cell office:value-type="string" table:number-columns-spanned="1" table:number-rows-spanned="6" table:style-name="ce45">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6">
            <text:p>A</text:p>
          </table:table-cell>
          <table:table-cell office:value-type="string" table:style-name="ce1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44">
            <text:p>1</text:p>
          </table:table-cell>
          <table:table-cell office:value-type="string" table:number-columns-spanned="1" table:number-rows-spanned="6" table:style-name="ce44">
            <text:p>Alfanumérica</text:p>
          </table:table-cell>
          <table:table-cell table:number-columns-repeated="16378"/>
        </table:table-row>
        <table:table-row table:style-name="ro8">
          <table:covered-table-cell/>
          <table:covered-table-cell/>
          <table:table-cell office:value-type="string" table:style-name="ce6">
            <text:p>B</text:p>
          </table:table-cell>
          <table:table-cell office:value-type="string" table:style-name="ce1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9">
          <table:covered-table-cell/>
          <table:covered-table-cell/>
          <table:table-cell office:value-type="string" table:style-name="ce6">
            <text:p>C</text:p>
          </table:table-cell>
          <table:table-cell office:value-type="string" table:style-name="ce1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0">
          <table:covered-table-cell/>
          <table:covered-table-cell/>
          <table:table-cell office:value-type="string" table:style-name="ce6">
            <text:p>D</text:p>
          </table:table-cell>
          <table:table-cell office:value-type="string" table:style-name="ce1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9">
          <table:covered-table-cell/>
          <table:covered-table-cell/>
          <table:table-cell office:value-type="string" table:style-name="ce6">
            <text:p>E</text:p>
          </table:table-cell>
          <table:table-cell office:value-type="string" table:style-name="ce1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11">
          <table:table-cell office:value-type="string" table:number-columns-spanned="1" table:number-rows-spanned="6" table:style-name="ce46">
            <text:p>Q004</text:p>
          </table:table-cell>
          <table:table-cell office:value-type="string" table:number-columns-spanned="1" table:number-rows-spanned="6" table:style-name="ce45">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6">
            <text:p>A</text:p>
          </table:table-cell>
          <table:table-cell office:value-type="string" table:style-name="ce15">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44">
            <text:p>2</text:p>
          </table:table-cell>
          <table:table-cell office:value-type="string" table:number-columns-spanned="1" table:number-rows-spanned="6" table:style-name="ce44">
            <text:p>Numérica</text:p>
          </table:table-cell>
          <table:table-cell table:number-columns-repeated="16378"/>
        </table:table-row>
        <table:table-row table:style-name="ro12">
          <table:covered-table-cell/>
          <table:covered-table-cell/>
          <table:table-cell office:value-type="string" table:style-name="ce6">
            <text:p>B</text:p>
          </table:table-cell>
          <table:table-cell office:value-type="string" table:style-name="ce15">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table-row>
        <table:table-row table:style-name="ro13">
          <table:covered-table-cell/>
          <table:covered-table-cell/>
          <table:table-cell office:value-type="string" table:style-name="ce6">
            <text:p>C</text:p>
          </table:table-cell>
          <table:table-cell office:value-type="string" table:style-name="ce15">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table-row>
        <table:table-row table:style-name="ro10">
          <table:covered-table-cell/>
          <table:covered-table-cell/>
          <table:table-cell office:value-type="string" table:style-name="ce6">
            <text:p>D</text:p>
          </table:table-cell>
          <table:table-cell office:value-type="string" table:style-name="ce15">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table-row>
        <table:table-row table:style-name="ro13">
          <table:covered-table-cell/>
          <table:covered-table-cell/>
          <table:table-cell office:value-type="string" table:style-name="ce6">
            <text:p>E</text:p>
          </table:table-cell>
          <table:table-cell office:value-type="string" table:style-name="ce15">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table-row>
        <table:table-row table:style-name="ro3">
          <table:covered-table-cell/>
          <table:covered-table-cell/>
          <table:table-cell office:value-type="string" table:style-name="ce6">
            <text:p>F</text:p>
          </table:table-cell>
          <table:table-cell office:value-type="string" table:style-name="ce15">
            <text:p>Não sei.</text:p>
          </table:table-cell>
          <table:covered-table-cell/>
          <table:covered-table-cell/>
          <table:table-cell table:number-columns-repeated="16378"/>
        </table:table-row>
        <table:table-row table:style-name="ro3">
          <table:table-cell office:value-type="string" table:number-columns-spanned="1" table:number-rows-spanned="20" table:style-name="ce46">
            <text:p>Q005</text:p>
          </table:table-cell>
          <table:table-cell office:value-type="string" table:number-columns-spanned="1" table:number-rows-spanned="20" table:style-name="ce45">
            <text:p>Incluindo você, quantas pessoas moram atualmente em sua residência?</text:p>
          </table:table-cell>
          <table:table-cell office:value-type="float" office:value="1" table:style-name="ce16">
            <text:p>1</text:p>
          </table:table-cell>
          <table:table-cell office:value-type="string" table:style-name="ce15">
            <text:p>1, pois moro sozinho(a).</text:p>
          </table:table-cell>
          <table:table-cell office:value-type="float" office:value="2" table:number-columns-spanned="1" table:number-rows-spanned="20" table:style-name="ce44">
            <text:p>2</text:p>
          </table:table-cell>
          <table:table-cell office:value-type="string" table:number-columns-spanned="1" table:number-rows-spanned="20" table:style-name="ce44">
            <text:p>Numérica</text:p>
          </table:table-cell>
          <table:table-cell table:number-columns-repeated="16378"/>
        </table:table-row>
        <table:table-row table:style-name="ro3">
          <table:covered-table-cell/>
          <table:covered-table-cell/>
          <table:table-cell office:value-type="float" office:value="2" table:style-name="ce16">
            <text:p>2</text:p>
          </table:table-cell>
          <table:table-cell office:value-type="string" table:style-name="ce15">
            <text:p>2</text:p>
          </table:table-cell>
          <table:covered-table-cell/>
          <table:covered-table-cell/>
          <table:table-cell table:number-columns-repeated="16378"/>
        </table:table-row>
        <table:table-row table:style-name="ro3">
          <table:covered-table-cell/>
          <table:covered-table-cell/>
          <table:table-cell office:value-type="float" office:value="3" table:style-name="ce16">
            <text:p>3</text:p>
          </table:table-cell>
          <table:table-cell office:value-type="string" table:style-name="ce15">
            <text:p>3</text:p>
          </table:table-cell>
          <table:covered-table-cell/>
          <table:covered-table-cell/>
          <table:table-cell table:number-columns-repeated="16378"/>
        </table:table-row>
        <table:table-row table:style-name="ro3">
          <table:covered-table-cell/>
          <table:covered-table-cell/>
          <table:table-cell office:value-type="float" office:value="4" table:style-name="ce16">
            <text:p>4</text:p>
          </table:table-cell>
          <table:table-cell office:value-type="string" table:style-name="ce15">
            <text:p>4</text:p>
          </table:table-cell>
          <table:covered-table-cell/>
          <table:covered-table-cell/>
          <table:table-cell table:number-columns-repeated="16378"/>
        </table:table-row>
        <table:table-row table:style-name="ro3">
          <table:covered-table-cell/>
          <table:covered-table-cell/>
          <table:table-cell office:value-type="float" office:value="5" table:style-name="ce16">
            <text:p>5</text:p>
          </table:table-cell>
          <table:table-cell office:value-type="string" table:style-name="ce15">
            <text:p>5</text:p>
          </table:table-cell>
          <table:covered-table-cell/>
          <table:covered-table-cell/>
          <table:table-cell table:number-columns-repeated="16378"/>
        </table:table-row>
        <table:table-row table:style-name="ro3">
          <table:covered-table-cell/>
          <table:covered-table-cell/>
          <table:table-cell office:value-type="float" office:value="6" table:style-name="ce16">
            <text:p>6</text:p>
          </table:table-cell>
          <table:table-cell office:value-type="string" table:style-name="ce15">
            <text:p>6</text:p>
          </table:table-cell>
          <table:covered-table-cell/>
          <table:covered-table-cell/>
          <table:table-cell table:number-columns-repeated="16378"/>
        </table:table-row>
        <table:table-row table:style-name="ro3">
          <table:covered-table-cell/>
          <table:covered-table-cell/>
          <table:table-cell office:value-type="float" office:value="7" table:style-name="ce16">
            <text:p>7</text:p>
          </table:table-cell>
          <table:table-cell office:value-type="string" table:style-name="ce15">
            <text:p>7</text:p>
          </table:table-cell>
          <table:covered-table-cell/>
          <table:covered-table-cell/>
          <table:table-cell table:number-columns-repeated="16378"/>
        </table:table-row>
        <table:table-row table:style-name="ro3">
          <table:covered-table-cell/>
          <table:covered-table-cell/>
          <table:table-cell office:value-type="float" office:value="8" table:style-name="ce16">
            <text:p>8</text:p>
          </table:table-cell>
          <table:table-cell office:value-type="string" table:style-name="ce15">
            <text:p>8</text:p>
          </table:table-cell>
          <table:covered-table-cell/>
          <table:covered-table-cell/>
          <table:table-cell table:number-columns-repeated="16378"/>
        </table:table-row>
        <table:table-row table:style-name="ro3">
          <table:covered-table-cell/>
          <table:covered-table-cell/>
          <table:table-cell office:value-type="float" office:value="9" table:style-name="ce16">
            <text:p>9</text:p>
          </table:table-cell>
          <table:table-cell office:value-type="string" table:style-name="ce15">
            <text:p>9</text:p>
          </table:table-cell>
          <table:covered-table-cell/>
          <table:covered-table-cell/>
          <table:table-cell table:number-columns-repeated="16378"/>
        </table:table-row>
        <table:table-row table:style-name="ro3">
          <table:covered-table-cell/>
          <table:covered-table-cell/>
          <table:table-cell office:value-type="float" office:value="10" table:style-name="ce16">
            <text:p>10</text:p>
          </table:table-cell>
          <table:table-cell office:value-type="string" table:style-name="ce15">
            <text:p>10</text:p>
          </table:table-cell>
          <table:covered-table-cell/>
          <table:covered-table-cell/>
          <table:table-cell table:number-columns-repeated="16378"/>
        </table:table-row>
        <table:table-row table:style-name="ro3">
          <table:covered-table-cell/>
          <table:covered-table-cell/>
          <table:table-cell office:value-type="float" office:value="11" table:style-name="ce16">
            <text:p>11</text:p>
          </table:table-cell>
          <table:table-cell office:value-type="string" table:style-name="ce15">
            <text:p>11</text:p>
          </table:table-cell>
          <table:covered-table-cell/>
          <table:covered-table-cell/>
          <table:table-cell table:number-columns-repeated="16378"/>
        </table:table-row>
        <table:table-row table:style-name="ro3">
          <table:covered-table-cell/>
          <table:covered-table-cell/>
          <table:table-cell office:value-type="float" office:value="12" table:style-name="ce16">
            <text:p>12</text:p>
          </table:table-cell>
          <table:table-cell office:value-type="string" table:style-name="ce15">
            <text:p>12</text:p>
          </table:table-cell>
          <table:covered-table-cell/>
          <table:covered-table-cell/>
          <table:table-cell table:number-columns-repeated="16378"/>
        </table:table-row>
        <table:table-row table:style-name="ro3">
          <table:covered-table-cell/>
          <table:covered-table-cell/>
          <table:table-cell office:value-type="float" office:value="13" table:style-name="ce16">
            <text:p>13</text:p>
          </table:table-cell>
          <table:table-cell office:value-type="string" table:style-name="ce15">
            <text:p>13</text:p>
          </table:table-cell>
          <table:covered-table-cell/>
          <table:covered-table-cell/>
          <table:table-cell table:number-columns-repeated="16378"/>
        </table:table-row>
        <table:table-row table:style-name="ro3">
          <table:covered-table-cell/>
          <table:covered-table-cell/>
          <table:table-cell office:value-type="float" office:value="14" table:style-name="ce16">
            <text:p>14</text:p>
          </table:table-cell>
          <table:table-cell office:value-type="string" table:style-name="ce15">
            <text:p>14</text:p>
          </table:table-cell>
          <table:covered-table-cell/>
          <table:covered-table-cell/>
          <table:table-cell table:number-columns-repeated="16378"/>
        </table:table-row>
        <table:table-row table:style-name="ro3">
          <table:covered-table-cell/>
          <table:covered-table-cell/>
          <table:table-cell office:value-type="float" office:value="15" table:style-name="ce16">
            <text:p>15</text:p>
          </table:table-cell>
          <table:table-cell office:value-type="string" table:style-name="ce15">
            <text:p>15</text:p>
          </table:table-cell>
          <table:covered-table-cell/>
          <table:covered-table-cell/>
          <table:table-cell table:number-columns-repeated="16378"/>
        </table:table-row>
        <table:table-row table:style-name="ro3">
          <table:covered-table-cell/>
          <table:covered-table-cell/>
          <table:table-cell office:value-type="float" office:value="16" table:style-name="ce16">
            <text:p>16</text:p>
          </table:table-cell>
          <table:table-cell office:value-type="string" table:style-name="ce15">
            <text:p>16</text:p>
          </table:table-cell>
          <table:covered-table-cell/>
          <table:covered-table-cell/>
          <table:table-cell table:number-columns-repeated="16378"/>
        </table:table-row>
        <table:table-row table:style-name="ro3">
          <table:covered-table-cell/>
          <table:covered-table-cell/>
          <table:table-cell office:value-type="float" office:value="17" table:style-name="ce16">
            <text:p>17</text:p>
          </table:table-cell>
          <table:table-cell office:value-type="string" table:style-name="ce15">
            <text:p>17</text:p>
          </table:table-cell>
          <table:covered-table-cell/>
          <table:covered-table-cell/>
          <table:table-cell table:number-columns-repeated="16378"/>
        </table:table-row>
        <table:table-row table:style-name="ro3">
          <table:covered-table-cell/>
          <table:covered-table-cell/>
          <table:table-cell office:value-type="float" office:value="18" table:style-name="ce16">
            <text:p>18</text:p>
          </table:table-cell>
          <table:table-cell office:value-type="string" table:style-name="ce15">
            <text:p>18</text:p>
          </table:table-cell>
          <table:covered-table-cell/>
          <table:covered-table-cell/>
          <table:table-cell table:number-columns-repeated="16378"/>
        </table:table-row>
        <table:table-row table:style-name="ro3">
          <table:covered-table-cell/>
          <table:covered-table-cell/>
          <table:table-cell office:value-type="float" office:value="19" table:style-name="ce16">
            <text:p>19</text:p>
          </table:table-cell>
          <table:table-cell office:value-type="string" table:style-name="ce15">
            <text:p>19</text:p>
          </table:table-cell>
          <table:covered-table-cell/>
          <table:covered-table-cell/>
          <table:table-cell table:number-columns-repeated="16378"/>
        </table:table-row>
        <table:table-row table:style-name="ro3">
          <table:covered-table-cell/>
          <table:covered-table-cell/>
          <table:table-cell office:value-type="float" office:value="20" table:style-name="ce16">
            <text:p>20</text:p>
          </table:table-cell>
          <table:table-cell office:value-type="string" table:style-name="ce15">
            <text:p>20</text:p>
          </table:table-cell>
          <table:covered-table-cell/>
          <table:covered-table-cell/>
          <table:table-cell table:number-columns-repeated="16378"/>
        </table:table-row>
        <table:table-row table:style-name="ro3">
          <table:table-cell office:value-type="string" table:number-columns-spanned="1" table:number-rows-spanned="2" table:style-name="ce46">
            <text:p>Q006</text:p>
          </table:table-cell>
          <table:table-cell office:value-type="string" table:number-columns-spanned="1" table:number-rows-spanned="2" table:style-name="ce45">
            <text:p>Você possui renda?</text:p>
          </table:table-cell>
          <table:table-cell office:value-type="string" table:style-name="ce36">
            <text:p>A</text:p>
          </table:table-cell>
          <table:table-cell office:value-type="string" table:style-name="ce15">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3">
          <table:covered-table-cell/>
          <table:covered-table-cell/>
          <table:table-cell office:value-type="string" table:style-name="ce36">
            <text:p>B</text:p>
          </table:table-cell>
          <table:table-cell office:value-type="string" table:style-name="ce15">
            <text:p>Sim</text:p>
          </table:table-cell>
          <table:covered-table-cell/>
          <table:covered-table-cell/>
          <table:table-cell table:number-columns-repeated="16378"/>
        </table:table-row>
        <table:table-row table:style-name="ro3">
          <table:table-cell office:value-type="string" table:number-columns-spanned="1" table:number-rows-spanned="17" table:style-name="ce46">
            <text:p>Q007</text:p>
          </table:table-cell>
          <table:table-cell office:value-type="string" table:number-columns-spanned="1" table:number-rows-spanned="17" table:style-name="ce45">
            <text:p>Qual é a renda mensal de sua família? (Considere a sua renda com a das pessoas que moram com você.)</text:p>
          </table:table-cell>
          <table:table-cell office:value-type="string" table:style-name="ce36">
            <text:p>A</text:p>
          </table:table-cell>
          <table:table-cell office:value-type="string" table:style-name="ce37">
            <text:p>Nenhuma Renda</text:p>
          </table:table-cell>
          <table:table-cell office:value-type="float" office:value="1" table:number-columns-spanned="1" table:number-rows-spanned="17" table:style-name="ce44">
            <text:p>1</text:p>
          </table:table-cell>
          <table:table-cell office:value-type="string" table:number-columns-spanned="1" table:number-rows-spanned="17" table:style-name="ce44">
            <text:p>Alfanumérica</text:p>
          </table:table-cell>
          <table:table-cell table:number-columns-repeated="16378"/>
        </table:table-row>
        <table:table-row table:style-name="ro3">
          <table:covered-table-cell/>
          <table:covered-table-cell/>
          <table:table-cell office:value-type="string" table:style-name="ce36">
            <text:p>B</text:p>
          </table:table-cell>
          <table:table-cell office:value-type="string" table:style-name="ce37">
            <text:p>Até R$ 1.412,00.</text:p>
          </table:table-cell>
          <table:covered-table-cell/>
          <table:covered-table-cell/>
          <table:table-cell table:number-columns-repeated="16378"/>
        </table:table-row>
        <table:table-row table:style-name="ro3">
          <table:covered-table-cell/>
          <table:covered-table-cell/>
          <table:table-cell office:value-type="string" table:style-name="ce36">
            <text:p>C</text:p>
          </table:table-cell>
          <table:table-cell office:value-type="string" table:style-name="ce37">
            <text:p>De R$ 1.412,01 até R$ 2.118,00.</text:p>
          </table:table-cell>
          <table:covered-table-cell/>
          <table:covered-table-cell/>
          <table:table-cell table:number-columns-repeated="16378"/>
        </table:table-row>
        <table:table-row table:style-name="ro3">
          <table:covered-table-cell/>
          <table:covered-table-cell/>
          <table:table-cell office:value-type="string" table:style-name="ce36">
            <text:p>D</text:p>
          </table:table-cell>
          <table:table-cell office:value-type="string" table:style-name="ce37">
            <text:p>De R$ 2.118,01 até R$ 2.824,00.</text:p>
          </table:table-cell>
          <table:covered-table-cell/>
          <table:covered-table-cell/>
          <table:table-cell table:number-columns-repeated="16378"/>
        </table:table-row>
        <table:table-row table:style-name="ro3">
          <table:covered-table-cell/>
          <table:covered-table-cell/>
          <table:table-cell office:value-type="string" table:style-name="ce36">
            <text:p>E</text:p>
          </table:table-cell>
          <table:table-cell office:value-type="string" table:style-name="ce37">
            <text:p>De R$ 2.824,01 até R$ 3.530,00.</text:p>
          </table:table-cell>
          <table:covered-table-cell/>
          <table:covered-table-cell/>
          <table:table-cell table:number-columns-repeated="16378"/>
        </table:table-row>
        <table:table-row table:style-name="ro3">
          <table:covered-table-cell/>
          <table:covered-table-cell/>
          <table:table-cell office:value-type="string" table:style-name="ce36">
            <text:p>F</text:p>
          </table:table-cell>
          <table:table-cell office:value-type="string" table:style-name="ce37">
            <text:p>De R$ 3.530,01 até R$ 4.236,00.</text:p>
          </table:table-cell>
          <table:covered-table-cell/>
          <table:covered-table-cell/>
          <table:table-cell table:number-columns-repeated="16378"/>
        </table:table-row>
        <table:table-row table:style-name="ro3">
          <table:covered-table-cell/>
          <table:covered-table-cell/>
          <table:table-cell office:value-type="string" table:style-name="ce36">
            <text:p>G</text:p>
          </table:table-cell>
          <table:table-cell office:value-type="string" table:style-name="ce37">
            <text:p>De R$ 4.236,01 até R$ 5.648,00.</text:p>
          </table:table-cell>
          <table:covered-table-cell/>
          <table:covered-table-cell/>
          <table:table-cell table:number-columns-repeated="16378"/>
        </table:table-row>
        <table:table-row table:style-name="ro3">
          <table:covered-table-cell/>
          <table:covered-table-cell/>
          <table:table-cell office:value-type="string" table:style-name="ce36">
            <text:p>H</text:p>
          </table:table-cell>
          <table:table-cell office:value-type="string" table:style-name="ce37">
            <text:p>De R$ 5.648,01 até R$ 7.060,00.</text:p>
          </table:table-cell>
          <table:covered-table-cell/>
          <table:covered-table-cell/>
          <table:table-cell table:number-columns-repeated="16378"/>
        </table:table-row>
        <table:table-row table:style-name="ro3">
          <table:covered-table-cell/>
          <table:covered-table-cell/>
          <table:table-cell office:value-type="string" table:style-name="ce36">
            <text:p>I</text:p>
          </table:table-cell>
          <table:table-cell office:value-type="string" table:style-name="ce37">
            <text:p>De R$ 7.060,01 até R$ 8.472,00.</text:p>
          </table:table-cell>
          <table:covered-table-cell/>
          <table:covered-table-cell/>
          <table:table-cell table:number-columns-repeated="16378"/>
        </table:table-row>
        <table:table-row table:style-name="ro3">
          <table:covered-table-cell/>
          <table:covered-table-cell/>
          <table:table-cell office:value-type="string" table:style-name="ce36">
            <text:p>J</text:p>
          </table:table-cell>
          <table:table-cell office:value-type="string" table:style-name="ce37">
            <text:p>De R$ 8.472,01 até R$9.884,00.</text:p>
          </table:table-cell>
          <table:covered-table-cell/>
          <table:covered-table-cell/>
          <table:table-cell table:number-columns-repeated="16378"/>
        </table:table-row>
        <table:table-row table:style-name="ro3">
          <table:covered-table-cell/>
          <table:covered-table-cell/>
          <table:table-cell office:value-type="string" table:style-name="ce36">
            <text:p>K</text:p>
          </table:table-cell>
          <table:table-cell office:value-type="string" table:style-name="ce37">
            <text:p>De R$ 9.884,01 até R$ 11.296,00.</text:p>
          </table:table-cell>
          <table:covered-table-cell/>
          <table:covered-table-cell/>
          <table:table-cell table:number-columns-repeated="16378"/>
        </table:table-row>
        <table:table-row table:style-name="ro3">
          <table:covered-table-cell/>
          <table:covered-table-cell/>
          <table:table-cell office:value-type="string" table:style-name="ce36">
            <text:p>L</text:p>
          </table:table-cell>
          <table:table-cell office:value-type="string" table:style-name="ce37">
            <text:p>De R$ 11.296,01 até R$ 12.708,00.</text:p>
          </table:table-cell>
          <table:covered-table-cell/>
          <table:covered-table-cell/>
          <table:table-cell table:number-columns-repeated="16378"/>
        </table:table-row>
        <table:table-row table:style-name="ro3">
          <table:covered-table-cell/>
          <table:covered-table-cell/>
          <table:table-cell office:value-type="string" table:style-name="ce36">
            <text:p>M</text:p>
          </table:table-cell>
          <table:table-cell office:value-type="string" table:style-name="ce37">
            <text:p>De R$ 12.708,01 até R$ 14.120,00.</text:p>
          </table:table-cell>
          <table:covered-table-cell/>
          <table:covered-table-cell/>
          <table:table-cell table:number-columns-repeated="16378"/>
        </table:table-row>
        <table:table-row table:style-name="ro3">
          <table:covered-table-cell/>
          <table:covered-table-cell/>
          <table:table-cell office:value-type="string" table:style-name="ce36">
            <text:p>N</text:p>
          </table:table-cell>
          <table:table-cell office:value-type="string" table:style-name="ce37">
            <text:p>De R$ 14.120,01 até R$ 16.944,00.</text:p>
          </table:table-cell>
          <table:covered-table-cell/>
          <table:covered-table-cell/>
          <table:table-cell table:number-columns-repeated="16378"/>
        </table:table-row>
        <table:table-row table:style-name="ro3">
          <table:covered-table-cell/>
          <table:covered-table-cell/>
          <table:table-cell office:value-type="string" table:style-name="ce36">
            <text:p>O</text:p>
          </table:table-cell>
          <table:table-cell office:value-type="string" table:style-name="ce37">
            <text:p>De R$ 16.944,01 até R$ 21.180,00.</text:p>
          </table:table-cell>
          <table:covered-table-cell/>
          <table:covered-table-cell/>
          <table:table-cell table:number-columns-repeated="16378"/>
        </table:table-row>
        <table:table-row table:style-name="ro3">
          <table:covered-table-cell/>
          <table:covered-table-cell/>
          <table:table-cell office:value-type="string" table:style-name="ce36">
            <text:p>P</text:p>
          </table:table-cell>
          <table:table-cell office:value-type="string" table:style-name="ce37">
            <text:p>De R$ 21.180,01 até R$ 28.240,00.</text:p>
          </table:table-cell>
          <table:covered-table-cell/>
          <table:covered-table-cell/>
          <table:table-cell table:number-columns-repeated="16378"/>
        </table:table-row>
        <table:table-row table:style-name="ro3">
          <table:covered-table-cell/>
          <table:covered-table-cell/>
          <table:table-cell office:value-type="string" table:style-name="ce36">
            <text:p>Q</text:p>
          </table:table-cell>
          <table:table-cell office:value-type="string" table:style-name="ce37">
            <text:p>Acima de R$ 28.240,00.</text:p>
          </table:table-cell>
          <table:covered-table-cell/>
          <table:covered-table-cell/>
          <table:table-cell table:number-columns-repeated="16378"/>
        </table:table-row>
        <table:table-row table:style-name="ro3">
          <table:table-cell office:value-type="string" table:number-columns-spanned="1" table:number-rows-spanned="4" table:style-name="ce46">
            <text:p>Q008</text:p>
          </table:table-cell>
          <table:table-cell office:value-type="string" table:number-columns-spanned="1" table:number-rows-spanned="4" table:style-name="ce45">
            <text:p>Em sua casa, você ou a pessoa responsável pela sua família costuma contratar os serviços de um(a) empregado(a) doméstico(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 ou dois dias por seman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três ou quatro dias por semana.</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pelo menos cinco dias por semana.</text:p>
          </table:table-cell>
          <table:covered-table-cell/>
          <table:covered-table-cell/>
          <table:table-cell table:number-columns-repeated="16378"/>
        </table:table-row>
        <table:table-row table:style-name="ro3">
          <table:table-cell office:value-type="string" table:number-columns-spanned="1" table:number-rows-spanned="4" table:style-name="ce46">
            <text:p>Q009</text:p>
          </table:table-cell>
          <table:table-cell office:value-type="string" table:number-columns-spanned="1" table:number-rows-spanned="4" table:style-name="ce45">
            <text:p>Em sua casa, existe banhei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3">
          <table:table-cell office:value-type="string" table:number-columns-spanned="1" table:number-rows-spanned="4" table:style-name="ce46">
            <text:p>Q010</text:p>
          </table:table-cell>
          <table:table-cell office:value-type="string" table:number-columns-spanned="1" table:number-rows-spanned="4" table:style-name="ce45">
            <text:p>Em sua casa, existe quarto para dormir?</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3">
          <table:table-cell office:value-type="string" table:number-columns-spanned="1" table:number-rows-spanned="4" table:style-name="ce46">
            <text:p>Q011</text:p>
          </table:table-cell>
          <table:table-cell office:value-type="string" table:number-columns-spanned="1" table:number-rows-spanned="4" table:style-name="ce45">
            <text:p>Incluindo você, as pessoas com quem você mora têm carr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3">
          <table:table-cell office:value-type="string" table:number-columns-spanned="1" table:number-rows-spanned="4" table:style-name="ce46">
            <text:p>Q012</text:p>
          </table:table-cell>
          <table:table-cell office:value-type="string" table:number-columns-spanned="1" table:number-rows-spanned="4" table:style-name="ce45">
            <text:p>Incluindo você, as pessoas com quem você mora têm motociclet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3">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3">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3">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3">
          <table:table-cell office:value-type="string" table:number-columns-spanned="1" table:number-rows-spanned="4" table:style-name="ce46">
            <text:p>Q013</text:p>
          </table:table-cell>
          <table:table-cell office:value-type="string" table:number-columns-spanned="1" table:number-rows-spanned="4" table:style-name="ce45">
            <text:p>Em sua casa, existe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1">
          <table:table-cell office:value-type="string" table:number-columns-spanned="1" table:number-rows-spanned="2" table:style-name="ce46">
            <text:p>Q014</text:p>
          </table:table-cell>
          <table:table-cell office:value-type="string" table:number-columns-spanned="1" table:number-rows-spanned="2" table:style-name="ce45">
            <text:p>Em sua casa, existe freezer independente (vertical ou horizontal)? (Não considere a segunda porta da geladeira.)</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text:p>
          </table:table-cell>
          <table:covered-table-cell/>
          <table:covered-table-cell/>
          <table:table-cell table:number-columns-repeated="16378"/>
        </table:table-row>
        <table:table-row table:style-name="ro1">
          <table:table-cell office:value-type="string" table:number-columns-spanned="1" table:number-rows-spanned="2" table:style-name="ce46">
            <text:p>Q015</text:p>
          </table:table-cell>
          <table:table-cell office:value-type="string" table:number-columns-spanned="1" table:number-rows-spanned="2" table:style-name="ce45">
            <text:p>Em sua casa, existe máquina de lavar roupa? (Não considere o tanquinho.)</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text:p>
          </table:table-cell>
          <table:covered-table-cell/>
          <table:covered-table-cell/>
          <table:table-cell table:number-columns-repeated="16378"/>
        </table:table-row>
        <table:table-row table:style-name="ro1">
          <table:table-cell office:value-type="string" table:number-columns-spanned="1" table:number-rows-spanned="2" table:style-name="ce46">
            <text:p>Q016</text:p>
          </table:table-cell>
          <table:table-cell office:value-type="string" table:number-columns-spanned="1" table:number-rows-spanned="2" table:style-name="ce45">
            <text:p>Em sua casa, existe micro-ondas?</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text:p>
          </table:table-cell>
          <table:covered-table-cell/>
          <table:covered-table-cell/>
          <table:table-cell table:number-columns-repeated="16378"/>
        </table:table-row>
        <table:table-row table:style-name="ro1">
          <table:table-cell office:value-type="string" table:number-columns-spanned="1" table:number-rows-spanned="2" table:style-name="ce46">
            <text:p>Q017</text:p>
          </table:table-cell>
          <table:table-cell office:value-type="string" table:number-columns-spanned="1" table:number-rows-spanned="2" table:style-name="ce45">
            <text:p>Em sua casa, existe aspirador de pó?</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4" table:style-name="ce46">
            <text:p>Q018</text:p>
          </table:table-cell>
          <table:table-cell office:value-type="string" table:number-columns-spanned="1" table:number-rows-spanned="4" table:style-name="ce45">
            <text:p>Em sua casa, existe aparelho de TV?</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4" table:style-name="ce44">
            <text:p>1</text:p>
          </table:table-cell>
          <table:table-cell office:value-type="string" table:number-columns-spanned="1" table:number-rows-spanned="4"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a.</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ua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 ou mais.</text:p>
          </table:table-cell>
          <table:covered-table-cell/>
          <table:covered-table-cell/>
          <table:table-cell table:number-columns-repeated="16378"/>
        </table:table-row>
        <table:table-row table:style-name="ro1">
          <table:table-cell office:value-type="string" table:number-columns-spanned="1" table:number-rows-spanned="2" table:style-name="ce46">
            <text:p>Q019</text:p>
          </table:table-cell>
          <table:table-cell office:value-type="string" table:number-columns-spanned="1" table:number-rows-spanned="2" table:style-name="ce45">
            <text:p>Em sua casa, existe TV por assinatura?</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2" table:style-name="ce46">
            <text:p>Q020</text:p>
          </table:table-cell>
          <table:table-cell office:value-type="string" table:number-columns-spanned="1" table:number-rows-spanned="2" table:style-name="ce45">
            <text:p>Em sua casa, existe acesso à internet por rede wi-fi?</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2" table:style-name="ce44">
            <text:p>1</text:p>
          </table:table-cell>
          <table:table-cell office:value-type="string" table:number-columns-spanned="1" table:number-rows-spanned="2"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text:p>
          </table:table-cell>
          <table:covered-table-cell/>
          <table:covered-table-cell/>
          <table:table-cell table:number-columns-repeated="16378"/>
        </table:table-row>
        <table:table-row table:style-name="ro1">
          <table:table-cell office:value-type="string" table:number-columns-spanned="1" table:number-rows-spanned="5" table:style-name="ce46">
            <text:p>Q021</text:p>
          </table:table-cell>
          <table:table-cell office:value-type="string" table:number-columns-spanned="1" table:number-rows-spanned="5" table:style-name="ce45">
            <text:p>Em sua casa, existe computador/notebook?</text:p>
          </table:table-cell>
          <table:table-cell office:value-type="string" table:style-name="ce6">
            <text:p>A</text:p>
          </table:table-cell>
          <table:table-cell office:value-type="string" table:style-name="ce15">
            <text:p>Não.</text:p>
          </table:table-cell>
          <table:table-cell office:value-type="float" office:value="1" table:number-columns-spanned="1" table:number-rows-spanned="5" table:style-name="ce44">
            <text:p>1</text:p>
          </table:table-cell>
          <table:table-cell office:value-type="string" table:number-columns-spanned="1" table:number-rows-spanned="5"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im, trê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im, quatro ou mais.</text:p>
          </table:table-cell>
          <table:covered-table-cell/>
          <table:covered-table-cell/>
          <table:table-cell table:number-columns-repeated="16378"/>
        </table:table-row>
        <table:table-row table:style-name="ro1">
          <table:table-cell office:value-type="string" table:number-columns-spanned="1" table:number-rows-spanned="5" table:style-name="ce46">
            <text:p>Q022</text:p>
          </table:table-cell>
          <table:table-cell office:value-type="string" table:number-columns-spanned="1" table:number-rows-spanned="5" table:style-name="ce45">
            <text:p>Incluindo você, as pessoas com quem você mora têm telefone celular?</text:p>
          </table:table-cell>
          <table:table-cell office:value-type="string" table:style-name="ce6">
            <text:p>A</text:p>
          </table:table-cell>
          <table:table-cell office:value-type="string" table:style-name="ce6">
            <text:p>Não</text:p>
          </table:table-cell>
          <table:table-cell office:value-type="float" office:value="1" table:number-columns-spanned="1" table:number-rows-spanned="5" table:style-name="ce44">
            <text:p>1</text:p>
          </table:table-cell>
          <table:table-cell office:value-type="string" table:number-columns-spanned="1" table:number-rows-spanned="5"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6">
            <text:p>Sim, um</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6">
            <text:p>Sim, dois</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6">
            <text:p>Sim, três ou mais</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6">
            <text:p>Sim, quatro ou mais</text:p>
          </table:table-cell>
          <table:covered-table-cell/>
          <table:covered-table-cell/>
          <table:table-cell table:number-columns-repeated="16378"/>
        </table:table-row>
        <table:table-row table:style-name="ro1">
          <table:table-cell office:value-type="string" table:number-columns-spanned="1" table:number-rows-spanned="6" table:style-name="ce46">
            <text:p>Q023</text:p>
          </table:table-cell>
          <table:table-cell office:value-type="string" table:number-columns-spanned="1" table:number-rows-spanned="6" table:style-name="ce45">
            <text:p>Em que tipo de escola você frequentou ou frequenta o Ensino Médio?</text:p>
          </table:table-cell>
          <table:table-cell office:value-type="string" table:style-name="ce6">
            <text:p>A</text:p>
          </table:table-cell>
          <table:table-cell office:value-type="string" table:style-name="ce15">
            <text:p>Somente em escola pública.</text:p>
          </table:table-cell>
          <table:table-cell office:value-type="float" office:value="1" table:number-columns-spanned="1" table:number-rows-spanned="6" table:style-name="ce44">
            <text:p>1</text:p>
          </table:table-cell>
          <table:table-cell office:value-type="string" table:number-columns-spanned="1" table:number-rows-spanned="6" table:style-name="ce44">
            <text:p>Alfanumérica</text:p>
          </table:table-cell>
          <table:table-cell table:number-columns-repeated="16378"/>
        </table:table-row>
        <table:table-row table:style-name="ro1">
          <table:covered-table-cell/>
          <table:covered-table-cell/>
          <table:table-cell office:value-type="string" table:style-name="ce6">
            <text:p>B</text:p>
          </table:table-cell>
          <table:table-cell office:value-type="string" table:style-name="ce15">
            <text:p>Parte em escola pública e par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C</text:p>
          </table:table-cell>
          <table:table-cell office:value-type="string" table:style-name="ce15">
            <text:p>Parte em escola pública e par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D</text:p>
          </table:table-cell>
          <table:table-cell office:value-type="string" table:style-name="ce15">
            <text:p>Somente em escola privada se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E</text:p>
          </table:table-cell>
          <table:table-cell office:value-type="string" table:style-name="ce15">
            <text:p>Somente em escola privada com bolsa de estudo integral</text:p>
          </table:table-cell>
          <table:covered-table-cell/>
          <table:covered-table-cell/>
          <table:table-cell table:number-columns-repeated="16378"/>
        </table:table-row>
        <table:table-row table:style-name="ro1">
          <table:covered-table-cell/>
          <table:covered-table-cell/>
          <table:table-cell office:value-type="string" table:style-name="ce6">
            <text:p>F</text:p>
          </table:table-cell>
          <table:table-cell office:value-type="string" table:style-name="ce15">
            <text:p>Não frequentei escola de Ensino Médio</text:p>
          </table:table-cell>
          <table:covered-table-cell/>
          <table:covered-table-cell/>
          <table:table-cell table:number-columns-repeated="16378"/>
        </table:table-row>
        <table:table-row table:style-name="ro14">
          <table:table-cell office:value-type="string" table:number-columns-spanned="6" table:number-rows-spanned="1" table:style-name="ce69">
            <text:p>1. Referente ao Enem 2024,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3">
          <table:table-cell office:value-type="string" table:number-columns-spanned="6" table:number-rows-spanned="1" table:style-name="ce70">
            <text:p>2. A partir da Idade do inscrito em 31/12/2024.</text:p>
          </table:table-cell>
          <table:covered-table-cell table:number-columns-repeated="5"/>
          <table:table-cell table:number-columns-repeated="16378"/>
        </table:table-row>
        <table:table-row table:style-name="ro3">
          <table:table-cell office:value-type="string" table:number-columns-spanned="6" table:number-rows-spanned="1" table:style-name="ce70">
            <text:p>3. Foi considerado treineiro o inscrito que não havia concluído o ensino médio e não o concluiria em 2024.</text:p>
          </table:table-cell>
          <table:covered-table-cell table:number-columns-repeated="5"/>
          <table:table-cell table:number-columns-repeated="16378"/>
        </table:table-row>
        <table:table-row table:number-rows-repeated="1048367" table:style-name="ro1">
          <table:table-cell table:number-columns-repeated="16384"/>
        </table:table-row>
      </table:table>
      <table:table table:name="RESULTADOS_2024" table:style-name="ta1">
        <table:table-column table:style-name="co1" table:default-cell-style-name="ce4"/>
        <table:table-column table:style-name="co2" table:default-cell-style-name="ce3"/>
        <table:table-column table:style-name="co5" table:default-cell-style-name="ce2"/>
        <table:table-column table:style-name="co4" table:default-cell-style-name="ce2"/>
        <table:table-column table:style-name="co5" table:default-cell-style-name="ce9"/>
        <table:table-column table:style-name="co5" table:default-cell-style-name="ce10"/>
        <table:table-column table:style-name="co6" table:number-columns-repeated="16378" table:default-cell-style-name="ce1"/>
        <table:table-row table:style-name="ro1">
          <table:table-cell office:value-type="string" table:number-columns-spanned="6" table:number-rows-spanned="2" table:style-name="ce62">
            <text:p>DICIONÁRIO DE VARIÁVEIS - RESULTADOS ENEM 2024</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64">
            <text:p>NOME DA VARIÁVEL</text:p>
          </table:table-cell>
          <table:table-cell office:value-type="string" table:number-columns-spanned="1" table:number-rows-spanned="2" table:style-name="ce64">
            <text:p>Descrição</text:p>
          </table:table-cell>
          <table:table-cell office:value-type="string" table:number-columns-spanned="2" table:number-rows-spanned="1" table:style-name="ce65">
            <text:p>Variáveis Categóricas</text:p>
          </table:table-cell>
          <table:covered-table-cell/>
          <table:table-cell office:value-type="string" table:number-columns-spanned="1" table:number-rows-spanned="2" table:style-name="ce65">
            <text:p>Tamanho<text:s/></text:p>
          </table:table-cell>
          <table:table-cell office:value-type="string" table:number-columns-spanned="1" table:number-rows-spanned="2" table:style-name="ce65">
            <text:p>Tipo</text:p>
          </table:table-cell>
          <table:table-cell table:number-columns-repeated="16378"/>
        </table:table-row>
        <table:table-row table:style-name="ro1">
          <table:covered-table-cell/>
          <table:covered-table-cell/>
          <table:table-cell office:value-type="string" table:style-name="ce14">
            <text:p>Categoria</text:p>
          </table:table-cell>
          <table:table-cell office:value-type="string" table:style-name="ce14">
            <text:p>Descrição</text:p>
          </table:table-cell>
          <table:covered-table-cell/>
          <table:covered-table-cell/>
          <table:table-cell table:number-columns-repeated="16378"/>
        </table:table-row>
        <table:table-row table:style-name="ro2">
          <table:table-cell office:value-type="string" table:number-columns-spanned="6" table:number-rows-spanned="1" table:style-name="ce51">
            <text:p>DADOS DO PARTICIPANTE</text:p>
          </table:table-cell>
          <table:covered-table-cell table:number-columns-repeated="5"/>
          <table:table-cell table:number-columns-repeated="16378"/>
        </table:table-row>
        <table:table-row table:style-name="ro1">
          <table:table-cell office:value-type="string" table:style-name="ce11">
            <text:p>NU_SEQUENCIAL</text:p>
          </table:table-cell>
          <table:table-cell office:value-type="string" table:style-name="ce5">
            <text:p>Número sequencial da linha de resultados¹</text:p>
          </table:table-cell>
          <table:table-cell table:number-columns-repeated="2" table:style-name="ce6"/>
          <table:table-cell office:value-type="float" office:value="12" table:style-name="ce7">
            <text:p>12</text:p>
          </table:table-cell>
          <table:table-cell office:value-type="string" table:style-name="ce8">
            <text:p>Numérica</text:p>
          </table:table-cell>
          <table:table-cell table:number-columns-repeated="16378"/>
        </table:table-row>
        <table:table-row table:style-name="ro1">
          <table:table-cell office:value-type="string" table:style-name="ce11">
            <text:p>NU_ANO</text:p>
          </table:table-cell>
          <table:table-cell office:value-type="string" table:style-name="ce5">
            <text:p>Ano do Enem</text:p>
          </table:table-cell>
          <table:table-cell table:number-columns-repeated="2" table:style-name="ce6"/>
          <table:table-cell office:value-type="float" office:value="4" table:style-name="ce7">
            <text:p>4</text:p>
          </table:table-cell>
          <table:table-cell office:value-type="string" table:style-name="ce8">
            <text:p>Numérica</text:p>
          </table:table-cell>
          <table:table-cell table:number-columns-repeated="16378"/>
        </table:table-row>
        <table:table-row table:style-name="ro3">
          <table:table-cell office:value-type="string" table:number-columns-spanned="6" table:number-rows-spanned="1" table:style-name="ce51">
            <text:p>DADOS DA ESCOLA</text:p>
          </table:table-cell>
          <table:covered-table-cell table:number-columns-repeated="5"/>
          <table:table-cell table:number-columns-repeated="16378"/>
        </table:table-row>
        <table:table-row table:style-name="ro3">
          <table:table-cell office:value-type="string" table:style-name="ce11">
            <text:p>CO_ESCOLA</text:p>
          </table:table-cell>
          <table:table-cell office:value-type="string" table:style-name="ce5">
            <text:p>Código da Escola de conclusão do ensino médio²</text:p>
          </table:table-cell>
          <table:table-cell table:number-columns-repeated="2" table:style-name="ce6"/>
          <table:table-cell office:value-type="float" office:value="8" table:style-name="ce7">
            <text:p>8</text:p>
          </table:table-cell>
          <table:table-cell office:value-type="string" table:style-name="ce8">
            <text:p>Numérica</text:p>
          </table:table-cell>
          <table:table-cell table:number-columns-repeated="16378"/>
        </table:table-row>
        <table:table-row table:style-name="ro3">
          <table:table-cell office:value-type="string" table:number-columns-spanned="1" table:number-rows-spanned="5" table:style-name="ce45">
            <text:p>CO_MUNICIPIO_ESC</text:p>
            <text:p/>
          </table:table-cell>
          <table:table-cell office:value-type="string" table:style-name="ce5">
            <text:p>Código do município da escola<text:s/></text:p>
          </table:table-cell>
          <table:table-cell table:number-columns-spanned="1" table:number-rows-spanned="5" table:style-name="ce53"/>
          <table:table-cell table:number-columns-spanned="1" table:number-rows-spanned="5" table:style-name="ce53"/>
          <table:table-cell office:value-type="float" office:value="7" table:number-columns-spanned="1" table:number-rows-spanned="5" table:style-name="ce44">
            <text:p>7</text:p>
          </table:table-cell>
          <table:table-cell office:value-type="string" table:number-columns-spanned="1" table:number-rows-spanned="5" table:style-name="ce44">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ESC</text:p>
          </table:table-cell>
          <table:table-cell office:value-type="string" table:style-name="ce5">
            <text:p>Nome do município da escol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ESC</text:p>
          </table:table-cell>
          <table:table-cell office:value-type="string" table:style-name="ce5">
            <text:p>Código da Unidade da Federação da escola</text:p>
          </table:table-cell>
          <table:table-cell table:number-columns-repeated="2" table:style-name="ce6"/>
          <table:table-cell office:value-type="float" office:value="2" table:style-name="ce8">
            <text:p>2</text:p>
          </table:table-cell>
          <table:table-cell office:value-type="string" table:style-name="ce8">
            <text:p>Numérica</text:p>
          </table:table-cell>
          <table:table-cell table:number-columns-repeated="16378"/>
        </table:table-row>
        <table:table-row table:style-name="ro3">
          <table:table-cell office:value-type="string" table:style-name="ce11">
            <text:p>SG_UF_ESC</text:p>
          </table:table-cell>
          <table:table-cell office:value-type="string" table:style-name="ce5">
            <text:p>Sigla da Unidade da Federação da escol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4" table:style-name="ce46">
            <text:p>TP_DEPENDENCIA_ADM_ESC</text:p>
          </table:table-cell>
          <table:table-cell office:value-type="string" table:number-columns-spanned="1" table:number-rows-spanned="4" table:style-name="ce45">
            <text:p>Dependência administrativa (Escola)</text:p>
          </table:table-cell>
          <table:table-cell office:value-type="float" office:value="1" table:style-name="ce6">
            <text:p>1</text:p>
          </table:table-cell>
          <table:table-cell office:value-type="string" table:style-name="ce6">
            <text:p>Federal</text:p>
          </table:table-cell>
          <table:table-cell office:value-type="float" office:value="1" table:number-columns-spanned="1" table:number-rows-spanned="4" table:style-name="ce44">
            <text:p>1</text:p>
          </table:table-cell>
          <table:table-cell office:value-type="string" table:number-columns-spanned="1" table:number-rows-spanned="4" table:style-name="ce44">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stadual</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Municipal</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Privada</text:p>
          </table:table-cell>
          <table:covered-table-cell/>
          <table:covered-table-cell/>
          <table:table-cell table:number-columns-repeated="16378"/>
        </table:table-row>
        <table:table-row table:style-name="ro3">
          <table:table-cell office:value-type="string" table:number-columns-spanned="1" table:number-rows-spanned="2" table:style-name="ce46">
            <text:p>TP_LOCALIZACAO_ESC</text:p>
          </table:table-cell>
          <table:table-cell office:value-type="string" table:number-columns-spanned="1" table:number-rows-spanned="2" table:style-name="ce45">
            <text:p>Localização (Escola)</text:p>
          </table:table-cell>
          <table:table-cell office:value-type="float" office:value="1" table:style-name="ce6">
            <text:p>1</text:p>
          </table:table-cell>
          <table:table-cell office:value-type="string" table:style-name="ce12">
            <text:p>Urbana</text:p>
          </table:table-cell>
          <table:table-cell office:value-type="float" office:value="1" table:number-columns-spanned="1" table:number-rows-spanned="2" table:style-name="ce44">
            <text:p>1</text:p>
          </table:table-cell>
          <table:table-cell office:value-type="string" table:number-columns-spanned="1" table:number-rows-spanned="2" table:style-name="ce44">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12">
            <text:p>Rural</text:p>
          </table:table-cell>
          <table:covered-table-cell/>
          <table:covered-table-cell/>
          <table:table-cell table:number-columns-repeated="16378"/>
        </table:table-row>
        <table:table-row table:style-name="ro3">
          <table:table-cell office:value-type="string" table:number-columns-spanned="1" table:number-rows-spanned="4" table:style-name="ce46">
            <text:p>TP_SIT_FUNC_ESC</text:p>
          </table:table-cell>
          <table:table-cell office:value-type="string" table:number-columns-spanned="1" table:number-rows-spanned="4" table:style-name="ce45">
            <text:p>Situação de funcionamento (Escola)</text:p>
          </table:table-cell>
          <table:table-cell office:value-type="float" office:value="1" table:style-name="ce24">
            <text:p>1</text:p>
          </table:table-cell>
          <table:table-cell office:value-type="string" table:style-name="ce6">
            <text:p>Em atividade</text:p>
          </table:table-cell>
          <table:table-cell office:value-type="float" office:value="1" table:number-columns-spanned="1" table:number-rows-spanned="4" table:style-name="ce82">
            <text:p>1</text:p>
          </table:table-cell>
          <table:table-cell office:value-type="string" table:number-columns-spanned="1" table:number-rows-spanned="4" table:style-name="ce82">
            <text:p>Numérica</text:p>
          </table:table-cell>
          <table:table-cell table:number-columns-repeated="16378"/>
        </table:table-row>
        <table:table-row table:style-name="ro3">
          <table:covered-table-cell/>
          <table:covered-table-cell/>
          <table:table-cell office:value-type="float" office:value="2" table:style-name="ce24">
            <text:p>2</text:p>
          </table:table-cell>
          <table:table-cell office:value-type="string" table:style-name="ce6">
            <text:p>Paralisada</text:p>
          </table:table-cell>
          <table:covered-table-cell/>
          <table:covered-table-cell/>
          <table:table-cell table:number-columns-repeated="16378"/>
        </table:table-row>
        <table:table-row table:style-name="ro3">
          <table:covered-table-cell/>
          <table:covered-table-cell/>
          <table:table-cell office:value-type="float" office:value="3" table:style-name="ce24">
            <text:p>3</text:p>
          </table:table-cell>
          <table:table-cell office:value-type="string" table:style-name="ce6">
            <text:p>Extinta</text:p>
          </table:table-cell>
          <table:covered-table-cell/>
          <table:covered-table-cell/>
          <table:table-cell table:number-columns-repeated="16378"/>
        </table:table-row>
        <table:table-row table:style-name="ro3">
          <table:covered-table-cell/>
          <table:covered-table-cell/>
          <table:table-cell office:value-type="float" office:value="4" table:style-name="ce24">
            <text:p>4</text:p>
          </table:table-cell>
          <table:table-cell office:value-type="string" table:style-name="ce6">
            <text:p>Escola extinta em anos anteriores.</text:p>
          </table:table-cell>
          <table:covered-table-cell/>
          <table:covered-table-cell/>
          <table:table-cell table:number-columns-repeated="16378"/>
        </table:table-row>
        <table:table-row table:style-name="ro3">
          <table:table-cell office:value-type="string" table:number-columns-spanned="6" table:number-rows-spanned="1" table:style-name="ce51">
            <text:p>DADOS DO LOCAL DE APLICAÇÃO DA PROVA</text:p>
          </table:table-cell>
          <table:covered-table-cell table:number-columns-repeated="5"/>
          <table:table-cell table:number-columns-repeated="16378"/>
        </table:table-row>
        <table:table-row table:style-name="ro3">
          <table:table-cell office:value-type="string" table:number-columns-spanned="1" table:number-rows-spanned="5" table:style-name="ce45">
            <text:p>CO_MUNICIPIO_PROVA</text:p>
          </table:table-cell>
          <table:table-cell office:value-type="string" table:style-name="ce5">
            <text:p>Código do município da aplicação da prova</text:p>
          </table:table-cell>
          <table:table-cell table:number-columns-spanned="1" table:number-rows-spanned="5" table:style-name="ce53"/>
          <table:table-cell table:number-columns-spanned="1" table:number-rows-spanned="5" table:style-name="ce53"/>
          <table:table-cell office:value-type="float" office:value="7" table:number-columns-spanned="1" table:number-rows-spanned="5" table:style-name="ce44">
            <text:p>7</text:p>
          </table:table-cell>
          <table:table-cell office:value-type="string" table:number-columns-spanned="1" table:number-rows-spanned="5" table:style-name="ce44">
            <text:p>Numérica</text:p>
          </table:table-cell>
          <table:table-cell table:number-columns-repeated="16378"/>
        </table:table-row>
        <table:table-row table:style-name="ro3">
          <table:covered-table-cell/>
          <table:table-cell office:value-type="string" table:style-name="ce5">
            <text:p>1º dígito: Regiã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1º e 2º dígitos: UF</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3º, 4º, 5º e 6º dígitos: Município</text:p>
          </table:table-cell>
          <table:covered-table-cell/>
          <table:covered-table-cell/>
          <table:covered-table-cell/>
          <table:covered-table-cell/>
          <table:table-cell table:number-columns-repeated="16378"/>
        </table:table-row>
        <table:table-row table:style-name="ro3">
          <table:covered-table-cell/>
          <table:table-cell office:value-type="string" table:style-name="ce5">
            <text:p>7º dígito: dígito verificador</text:p>
          </table:table-cell>
          <table:covered-table-cell/>
          <table:covered-table-cell/>
          <table:covered-table-cell/>
          <table:covered-table-cell/>
          <table:table-cell table:number-columns-repeated="16378"/>
        </table:table-row>
        <table:table-row table:style-name="ro3">
          <table:table-cell office:value-type="string" table:style-name="ce11">
            <text:p>NO_MUNICIPIO_PROVA</text:p>
          </table:table-cell>
          <table:table-cell office:value-type="string" table:style-name="ce5">
            <text:p>Nome do município da aplicação da prova</text:p>
          </table:table-cell>
          <table:table-cell table:number-columns-repeated="2" table:style-name="ce6"/>
          <table:table-cell office:value-type="float" office:value="150" table:style-name="ce8">
            <text:p>150</text:p>
          </table:table-cell>
          <table:table-cell office:value-type="string" table:style-name="ce8">
            <text:p>Alfanumérica</text:p>
          </table:table-cell>
          <table:table-cell table:number-columns-repeated="16378"/>
        </table:table-row>
        <table:table-row table:style-name="ro3">
          <table:table-cell office:value-type="string" table:style-name="ce11">
            <text:p>CO_UF_PROVA</text:p>
          </table:table-cell>
          <table:table-cell office:value-type="string" table:style-name="ce5">
            <text:p>Código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style-name="ce11">
            <text:p>SG_UF_PROVA</text:p>
          </table:table-cell>
          <table:table-cell office:value-type="string" table:style-name="ce5">
            <text:p>Sigla da Unidade da Federação da aplicação da prova</text:p>
          </table:table-cell>
          <table:table-cell table:number-columns-repeated="2" table:style-name="ce6"/>
          <table:table-cell office:value-type="float" office:value="2" table:style-name="ce8">
            <text:p>2</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51">
            <text:p>DADOS DA PROVA OBJETIVA</text:p>
          </table:table-cell>
          <table:covered-table-cell table:number-columns-repeated="5"/>
          <table:table-cell table:number-columns-repeated="16378"/>
        </table:table-row>
        <table:table-row table:style-name="ro3">
          <table:table-cell office:value-type="string" table:number-columns-spanned="1" table:number-rows-spanned="3" table:style-name="ce46">
            <text:p>TP_PRESENCA_CN</text:p>
          </table:table-cell>
          <table:table-cell office:value-type="string" table:number-columns-spanned="1" table:number-rows-spanned="3" table:style-name="ce45">
            <text:p>Presença na prova objetiva de Ciências da Naturez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4">
            <text:p>1</text:p>
          </table:table-cell>
          <table:table-cell office:value-type="string" table:number-columns-spanned="1" table:number-rows-spanned="3" table:style-name="ce44">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6">
            <text:p>TP_PRESENCA_CH</text:p>
          </table:table-cell>
          <table:table-cell office:value-type="string" table:number-columns-spanned="1" table:number-rows-spanned="3" table:style-name="ce45">
            <text:p>Presença na prova objetiva de Ciências Humana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4">
            <text:p>1</text:p>
          </table:table-cell>
          <table:table-cell office:value-type="string" table:number-columns-spanned="1" table:number-rows-spanned="3" table:style-name="ce44">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6">
            <text:p>TP_PRESENCA_LC</text:p>
          </table:table-cell>
          <table:table-cell office:value-type="string" table:number-columns-spanned="1" table:number-rows-spanned="3" table:style-name="ce45">
            <text:p>Presença na prova objetiva de Linguagens e Códigos</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4">
            <text:p>1</text:p>
          </table:table-cell>
          <table:table-cell office:value-type="string" table:number-columns-spanned="1" table:number-rows-spanned="3" table:style-name="ce44">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3" table:style-name="ce46">
            <text:p>TP_PRESENCA_MT</text:p>
          </table:table-cell>
          <table:table-cell office:value-type="string" table:number-columns-spanned="1" table:number-rows-spanned="3" table:style-name="ce45">
            <text:p>Presença na prova objetiva de Matemática</text:p>
          </table:table-cell>
          <table:table-cell office:value-type="float" office:value="0" table:style-name="ce6">
            <text:p>0</text:p>
          </table:table-cell>
          <table:table-cell office:value-type="string" table:style-name="ce6">
            <text:p>Faltou à prova</text:p>
          </table:table-cell>
          <table:table-cell office:value-type="float" office:value="1" table:number-columns-spanned="1" table:number-rows-spanned="3" table:style-name="ce44">
            <text:p>1</text:p>
          </table:table-cell>
          <table:table-cell office:value-type="string" table:number-columns-spanned="1" table:number-rows-spanned="3" table:style-name="ce44">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Presente na prova</text:p>
          </table:table-cell>
          <table:covered-table-cell/>
          <table:covered-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Eliminado na prova</text:p>
          </table:table-cell>
          <table:covered-table-cell/>
          <table:covered-table-cell/>
          <table:table-cell table:number-columns-repeated="16378"/>
        </table:table-row>
        <table:table-row table:style-name="ro3">
          <table:table-cell office:value-type="string" table:number-columns-spanned="1" table:number-rows-spanned="16" table:style-name="ce80">
            <text:p>CO_PROVA_CN</text:p>
          </table:table-cell>
          <table:table-cell office:value-type="string" table:number-columns-spanned="1" table:number-rows-spanned="16" table:style-name="ce81">
            <text:p>Código do tipo de prova de Ciências da Natureza</text:p>
          </table:table-cell>
          <table:table-cell office:value-type="float" office:value="1419" table:style-name="ce34">
            <text:p>1419</text:p>
          </table:table-cell>
          <table:table-cell office:value-type="string" table:style-name="ce35">
            <text:p>Azul</text:p>
          </table:table-cell>
          <table:table-cell office:value-type="float" office:value="4" table:number-columns-spanned="1" table:number-rows-spanned="16" table:style-name="ce44">
            <text:p>4</text:p>
          </table:table-cell>
          <table:table-cell office:value-type="string" table:number-columns-spanned="1" table:number-rows-spanned="16" table:style-name="ce44">
            <text:p>Numérica</text:p>
          </table:table-cell>
          <table:table-cell table:number-columns-repeated="16378"/>
        </table:table-row>
        <table:table-row table:style-name="ro3">
          <table:covered-table-cell/>
          <table:covered-table-cell/>
          <table:table-cell office:value-type="float" office:value="1420" table:style-name="ce34">
            <text:p>1420</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421" table:style-name="ce34">
            <text:p>1421</text:p>
          </table:table-cell>
          <table:table-cell office:value-type="string" table:style-name="ce35">
            <text:p>Verde</text:p>
          </table:table-cell>
          <table:covered-table-cell/>
          <table:covered-table-cell/>
          <table:table-cell table:number-columns-repeated="16378"/>
        </table:table-row>
        <table:table-row table:style-name="ro3">
          <table:covered-table-cell/>
          <table:covered-table-cell/>
          <table:table-cell office:value-type="float" office:value="1422" table:style-name="ce34">
            <text:p>1422</text:p>
          </table:table-cell>
          <table:table-cell office:value-type="string" table:style-name="ce35">
            <text:p>Cinza</text:p>
          </table:table-cell>
          <table:covered-table-cell/>
          <table:covered-table-cell/>
          <table:table-cell table:number-columns-repeated="16378"/>
        </table:table-row>
        <table:table-row table:style-name="ro3">
          <table:covered-table-cell/>
          <table:covered-table-cell/>
          <table:table-cell office:value-type="float" office:value="1423" table:style-name="ce34">
            <text:p>1423</text:p>
          </table:table-cell>
          <table:table-cell office:value-type="string" table:style-name="ce35">
            <text:p>Verde - Ampliada</text:p>
          </table:table-cell>
          <table:covered-table-cell/>
          <table:covered-table-cell/>
          <table:table-cell table:number-columns-repeated="16378"/>
        </table:table-row>
        <table:table-row table:style-name="ro3">
          <table:covered-table-cell/>
          <table:covered-table-cell/>
          <table:table-cell office:value-type="float" office:value="1424" table:style-name="ce34">
            <text:p>1424</text:p>
          </table:table-cell>
          <table:table-cell office:value-type="string" table:style-name="ce35">
            <text:p>Verde - Superampliada</text:p>
          </table:table-cell>
          <table:covered-table-cell/>
          <table:covered-table-cell/>
          <table:table-cell table:number-columns-repeated="16378"/>
        </table:table-row>
        <table:table-row table:style-name="ro3">
          <table:covered-table-cell/>
          <table:covered-table-cell/>
          <table:table-cell office:value-type="float" office:value="1426" table:style-name="ce34">
            <text:p>1426</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427" table:style-name="ce34">
            <text:p>1427</text:p>
          </table:table-cell>
          <table:table-cell office:value-type="string" table:style-name="ce35">
            <text:p>Roxa - Videoprova - Libras</text:p>
          </table:table-cell>
          <table:covered-table-cell/>
          <table:covered-table-cell/>
          <table:table-cell table:number-columns-repeated="16378"/>
        </table:table-row>
        <table:table-row table:style-name="ro3">
          <table:covered-table-cell/>
          <table:covered-table-cell/>
          <table:table-cell office:value-type="float" office:value="1428" table:style-name="ce34">
            <text:p>1428</text:p>
          </table:table-cell>
          <table:table-cell office:value-type="string" table:style-name="ce35">
            <text:p>Roxa - Videoprova - Libras - Ampliada</text:p>
          </table:table-cell>
          <table:covered-table-cell/>
          <table:covered-table-cell/>
          <table:table-cell table:number-columns-repeated="16378"/>
        </table:table-row>
        <table:table-row table:style-name="ro3">
          <table:covered-table-cell/>
          <table:covered-table-cell/>
          <table:table-cell office:value-type="float" office:value="1373" table:style-name="ce34">
            <text:p>1373</text:p>
          </table:table-cell>
          <table:table-cell office:value-type="string" table:style-name="ce35">
            <text:p>Azul (Reaplicação)</text:p>
          </table:table-cell>
          <table:covered-table-cell/>
          <table:covered-table-cell/>
          <table:table-cell table:number-columns-repeated="16378"/>
        </table:table-row>
        <table:table-row table:style-name="ro3">
          <table:covered-table-cell/>
          <table:covered-table-cell/>
          <table:table-cell office:value-type="float" office:value="1374" table:style-name="ce34">
            <text:p>1374</text:p>
          </table:table-cell>
          <table:table-cell office:value-type="string" table:style-name="ce35">
            <text:p>Amarela (Reaplicação)</text:p>
          </table:table-cell>
          <table:covered-table-cell/>
          <table:covered-table-cell/>
          <table:table-cell table:number-columns-repeated="16378"/>
        </table:table-row>
        <table:table-row table:style-name="ro3">
          <table:covered-table-cell/>
          <table:covered-table-cell/>
          <table:table-cell office:value-type="float" office:value="1375" table:style-name="ce34">
            <text:p>1375</text:p>
          </table:table-cell>
          <table:table-cell office:value-type="string" table:style-name="ce35">
            <text:p>Cinza (Reaplicação)</text:p>
          </table:table-cell>
          <table:covered-table-cell/>
          <table:covered-table-cell/>
          <table:table-cell table:number-columns-repeated="16378"/>
        </table:table-row>
        <table:table-row table:style-name="ro3">
          <table:covered-table-cell/>
          <table:covered-table-cell/>
          <table:table-cell office:value-type="float" office:value="1376" table:style-name="ce34">
            <text:p>1376</text:p>
          </table:table-cell>
          <table:table-cell office:value-type="string" table:style-name="ce35">
            <text:p>Verde (Reaplicação)</text:p>
          </table:table-cell>
          <table:covered-table-cell/>
          <table:covered-table-cell/>
          <table:table-cell table:number-columns-repeated="16378"/>
        </table:table-row>
        <table:table-row table:style-name="ro3">
          <table:covered-table-cell/>
          <table:covered-table-cell/>
          <table:table-cell office:value-type="float" office:value="1377" table:style-name="ce34">
            <text:p>1377</text:p>
          </table:table-cell>
          <table:table-cell office:value-type="string" table:style-name="ce35">
            <text:p>Verde - Ampliada (Reaplicação)</text:p>
          </table:table-cell>
          <table:covered-table-cell/>
          <table:covered-table-cell/>
          <table:table-cell table:number-columns-repeated="16378"/>
        </table:table-row>
        <table:table-row table:style-name="ro3">
          <table:covered-table-cell/>
          <table:covered-table-cell/>
          <table:table-cell office:value-type="float" office:value="1378" table:style-name="ce34">
            <text:p>1378</text:p>
          </table:table-cell>
          <table:table-cell office:value-type="string" table:style-name="ce35">
            <text:p>Verde - Superampliada (Reaplicação)</text:p>
          </table:table-cell>
          <table:covered-table-cell/>
          <table:covered-table-cell/>
          <table:table-cell table:number-columns-repeated="16378"/>
        </table:table-row>
        <table:table-row table:style-name="ro3">
          <table:covered-table-cell/>
          <table:covered-table-cell/>
          <table:table-cell office:value-type="float" office:value="1380" table:style-name="ce34">
            <text:p>1380</text:p>
          </table:table-cell>
          <table:table-cell office:value-type="string" table:style-name="ce35">
            <text:p>Laranja - Adaptada Ledor (Reaplicação)</text:p>
          </table:table-cell>
          <table:covered-table-cell/>
          <table:covered-table-cell/>
          <table:table-cell table:number-columns-repeated="16378"/>
        </table:table-row>
        <table:table-row table:style-name="ro3">
          <table:table-cell office:value-type="string" table:number-columns-spanned="1" table:number-rows-spanned="17" table:style-name="ce80">
            <text:p>CO_PROVA_CH</text:p>
          </table:table-cell>
          <table:table-cell office:value-type="string" table:number-columns-spanned="1" table:number-rows-spanned="17" table:style-name="ce81">
            <text:p>Código do tipo de prova de Ciências Humanas</text:p>
          </table:table-cell>
          <table:table-cell office:value-type="float" office:value="1383" table:style-name="ce34">
            <text:p>1383</text:p>
          </table:table-cell>
          <table:table-cell office:value-type="string" table:style-name="ce35">
            <text:p>Azul</text:p>
          </table:table-cell>
          <table:table-cell office:value-type="float" office:value="4" table:number-columns-spanned="1" table:number-rows-spanned="17" table:style-name="ce44">
            <text:p>4</text:p>
          </table:table-cell>
          <table:table-cell office:value-type="string" table:number-columns-spanned="1" table:number-rows-spanned="17" table:style-name="ce44">
            <text:p>Numérica</text:p>
          </table:table-cell>
          <table:table-cell table:number-columns-repeated="16378"/>
        </table:table-row>
        <table:table-row table:style-name="ro3">
          <table:covered-table-cell/>
          <table:covered-table-cell/>
          <table:table-cell office:value-type="float" office:value="1384" table:style-name="ce34">
            <text:p>1384</text:p>
          </table:table-cell>
          <table:table-cell office:value-type="string" table:style-name="ce35">
            <text:p>Amarela</text:p>
          </table:table-cell>
          <table:covered-table-cell/>
          <table:covered-table-cell/>
          <table:table-cell table:number-columns-repeated="16378"/>
        </table:table-row>
        <table:table-row table:style-name="ro3">
          <table:covered-table-cell/>
          <table:covered-table-cell/>
          <table:table-cell office:value-type="float" office:value="1385" table:style-name="ce34">
            <text:p>1385</text:p>
          </table:table-cell>
          <table:table-cell office:value-type="string" table:style-name="ce35">
            <text:p>Branca</text:p>
          </table:table-cell>
          <table:covered-table-cell/>
          <table:covered-table-cell/>
          <table:table-cell table:number-columns-repeated="16378"/>
        </table:table-row>
        <table:table-row table:style-name="ro3">
          <table:covered-table-cell/>
          <table:covered-table-cell/>
          <table:table-cell office:value-type="float" office:value="1386" table:style-name="ce34">
            <text:p>1386</text:p>
          </table:table-cell>
          <table:table-cell office:value-type="string" table:style-name="ce35">
            <text:p>Verde</text:p>
          </table:table-cell>
          <table:covered-table-cell/>
          <table:covered-table-cell/>
          <table:table-cell table:number-columns-repeated="16378"/>
        </table:table-row>
        <table:table-row table:style-name="ro3">
          <table:covered-table-cell/>
          <table:covered-table-cell/>
          <table:table-cell office:value-type="float" office:value="1387" table:style-name="ce34">
            <text:p>1387</text:p>
          </table:table-cell>
          <table:table-cell office:value-type="string" table:style-name="ce35">
            <text:p>Verde - Ampliada</text:p>
          </table:table-cell>
          <table:covered-table-cell/>
          <table:covered-table-cell/>
          <table:table-cell table:number-columns-repeated="16378"/>
        </table:table-row>
        <table:table-row table:style-name="ro3">
          <table:covered-table-cell/>
          <table:covered-table-cell/>
          <table:table-cell office:value-type="float" office:value="1388" table:style-name="ce34">
            <text:p>1388</text:p>
          </table:table-cell>
          <table:table-cell office:value-type="string" table:style-name="ce35">
            <text:p>Verde - Superampliada</text:p>
          </table:table-cell>
          <table:covered-table-cell/>
          <table:covered-table-cell/>
          <table:table-cell table:number-columns-repeated="16378"/>
        </table:table-row>
        <table:table-row table:style-name="ro1">
          <table:covered-table-cell/>
          <table:covered-table-cell/>
          <table:table-cell office:value-type="float" office:value="1390" table:style-name="ce34">
            <text:p>1390</text:p>
          </table:table-cell>
          <table:table-cell office:value-type="string" table:style-name="ce35">
            <text:p>Laranja - Adaptada Ledor</text:p>
          </table:table-cell>
          <table:covered-table-cell/>
          <table:covered-table-cell/>
          <table:table-cell table:number-columns-repeated="16378"/>
        </table:table-row>
        <table:table-row table:style-name="ro3">
          <table:covered-table-cell/>
          <table:covered-table-cell/>
          <table:table-cell office:value-type="float" office:value="1391" table:style-name="ce34">
            <text:p>1391</text:p>
          </table:table-cell>
          <table:table-cell office:value-type="string" table:style-name="ce35">
            <text:p>Roxa - Videoprova - Libras</text:p>
          </table:table-cell>
          <table:covered-table-cell/>
          <table:covered-table-cell/>
          <table:table-cell table:number-columns-repeated="16378"/>
        </table:table-row>
        <table:table-row table:style-name="ro3">
          <table:covered-table-cell/>
          <table:covered-table-cell/>
          <table:table-cell office:value-type="float" office:value="1392" table:style-name="ce34">
            <text:p>1392</text:p>
          </table:table-cell>
          <table:table-cell office:value-type="string" table:style-name="ce35">
            <text:p>Roxa - Videoprova - Libras - Ampliada</text:p>
          </table:table-cell>
          <table:covered-table-cell/>
          <table:covered-table-cell/>
          <table:table-cell table:number-columns-repeated="16378"/>
        </table:table-row>
        <table:table-row table:style-name="ro3">
          <table:covered-table-cell/>
          <table:covered-table-cell/>
          <table:table-cell office:value-type="float" office:value="1393" table:style-name="ce34">
            <text:p>1393</text:p>
          </table:table-cell>
          <table:table-cell office:value-type="string" table:style-name="ce35">
            <text:p>Roxa - Videoprova - Libras - Superampliada</text:p>
          </table:table-cell>
          <table:covered-table-cell/>
          <table:covered-table-cell/>
          <table:table-cell table:number-columns-repeated="16378"/>
        </table:table-row>
        <table:table-row table:style-name="ro3">
          <table:covered-table-cell/>
          <table:covered-table-cell/>
          <table:table-cell office:value-type="float" office:value="1343" table:style-name="ce34">
            <text:p>1343</text:p>
          </table:table-cell>
          <table:table-cell office:value-type="string" table:style-name="ce35">
            <text:p>Azul (Reaplicação)</text:p>
          </table:table-cell>
          <table:covered-table-cell/>
          <table:covered-table-cell/>
          <table:table-cell table:number-columns-repeated="16378"/>
        </table:table-row>
        <table:table-row table:style-name="ro3">
          <table:covered-table-cell/>
          <table:covered-table-cell/>
          <table:table-cell office:value-type="float" office:value="1344" table:style-name="ce34">
            <text:p>1344</text:p>
          </table:table-cell>
          <table:table-cell office:value-type="string" table:style-name="ce35">
            <text:p>Amarela (Reaplicação)</text:p>
          </table:table-cell>
          <table:covered-table-cell/>
          <table:covered-table-cell/>
          <table:table-cell table:number-columns-repeated="16378"/>
        </table:table-row>
        <table:table-row table:style-name="ro3">
          <table:covered-table-cell/>
          <table:covered-table-cell/>
          <table:table-cell office:value-type="float" office:value="1345" table:style-name="ce34">
            <text:p>1345</text:p>
          </table:table-cell>
          <table:table-cell office:value-type="string" table:style-name="ce35">
            <text:p>Branca (Reaplicação)</text:p>
          </table:table-cell>
          <table:covered-table-cell/>
          <table:covered-table-cell/>
          <table:table-cell table:number-columns-repeated="16378"/>
        </table:table-row>
        <table:table-row table:style-name="ro3">
          <table:covered-table-cell/>
          <table:covered-table-cell/>
          <table:table-cell office:value-type="float" office:value="1346" table:style-name="ce34">
            <text:p>1346</text:p>
          </table:table-cell>
          <table:table-cell office:value-type="string" table:style-name="ce35">
            <text:p>Verde (Reaplicação)</text:p>
          </table:table-cell>
          <table:covered-table-cell/>
          <table:covered-table-cell/>
          <table:table-cell table:number-columns-repeated="16378"/>
        </table:table-row>
        <table:table-row table:style-name="ro1">
          <table:covered-table-cell/>
          <table:covered-table-cell/>
          <table:table-cell office:value-type="float" office:value="1347" table:style-name="ce34">
            <text:p>1347</text:p>
          </table:table-cell>
          <table:table-cell office:value-type="string" table:style-name="ce35">
            <text:p>Verde - Ampliada (Reaplicação)</text:p>
          </table:table-cell>
          <table:covered-table-cell/>
          <table:covered-table-cell/>
          <table:table-cell table:number-columns-repeated="16378"/>
        </table:table-row>
        <table:table-row table:style-name="ro1">
          <table:covered-table-cell/>
          <table:covered-table-cell/>
          <table:table-cell office:value-type="float" office:value="1348" table:style-name="ce34">
            <text:p>1348</text:p>
          </table:table-cell>
          <table:table-cell office:value-type="string" table:style-name="ce35">
            <text:p>Verde - Superampliada (Reaplicação)</text:p>
          </table:table-cell>
          <table:covered-table-cell/>
          <table:covered-table-cell/>
          <table:table-cell table:number-columns-repeated="16378"/>
        </table:table-row>
        <table:table-row table:style-name="ro1">
          <table:covered-table-cell/>
          <table:covered-table-cell/>
          <table:table-cell office:value-type="float" office:value="1350" table:style-name="ce34">
            <text:p>1350</text:p>
          </table:table-cell>
          <table:table-cell office:value-type="string" table:style-name="ce35">
            <text:p>Laranja - Adaptada Ledor (Reaplicação)</text:p>
          </table:table-cell>
          <table:covered-table-cell/>
          <table:covered-table-cell/>
          <table:table-cell table:number-columns-repeated="16378"/>
        </table:table-row>
        <table:table-row table:style-name="ro1">
          <table:table-cell office:value-type="string" table:number-columns-spanned="1" table:number-rows-spanned="17" table:style-name="ce80">
            <text:p>CO_PROVA_LC</text:p>
          </table:table-cell>
          <table:table-cell office:value-type="string" table:number-columns-spanned="1" table:number-rows-spanned="17" table:style-name="ce81">
            <text:p>Código do tipo de prova de Linguagens e Códigos</text:p>
          </table:table-cell>
          <table:table-cell office:value-type="float" office:value="1395" table:style-name="ce34">
            <text:p>1395</text:p>
          </table:table-cell>
          <table:table-cell office:value-type="string" table:style-name="ce35">
            <text:p>Azul</text:p>
          </table:table-cell>
          <table:table-cell office:value-type="float" office:value="4" table:number-columns-spanned="1" table:number-rows-spanned="17" table:style-name="ce44">
            <text:p>4</text:p>
          </table:table-cell>
          <table:table-cell office:value-type="string" table:number-columns-spanned="1" table:number-rows-spanned="17" table:style-name="ce44">
            <text:p>Numérica</text:p>
          </table:table-cell>
          <table:table-cell table:number-columns-repeated="16378"/>
        </table:table-row>
        <table:table-row table:style-name="ro1">
          <table:covered-table-cell/>
          <table:covered-table-cell/>
          <table:table-cell office:value-type="float" office:value="1396" table:style-name="ce34">
            <text:p>1396</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397" table:style-name="ce34">
            <text:p>1397</text:p>
          </table:table-cell>
          <table:table-cell office:value-type="string" table:style-name="ce35">
            <text:p>Verde</text:p>
          </table:table-cell>
          <table:covered-table-cell/>
          <table:covered-table-cell/>
          <table:table-cell table:number-columns-repeated="16378"/>
        </table:table-row>
        <table:table-row table:style-name="ro1">
          <table:covered-table-cell/>
          <table:covered-table-cell/>
          <table:table-cell office:value-type="float" office:value="1398" table:style-name="ce34">
            <text:p>1398</text:p>
          </table:table-cell>
          <table:table-cell office:value-type="string" table:style-name="ce35">
            <text:p>Branca</text:p>
          </table:table-cell>
          <table:covered-table-cell/>
          <table:covered-table-cell/>
          <table:table-cell table:number-columns-repeated="16378"/>
        </table:table-row>
        <table:table-row table:style-name="ro1">
          <table:covered-table-cell/>
          <table:covered-table-cell/>
          <table:table-cell office:value-type="float" office:value="1399" table:style-name="ce34">
            <text:p>1399</text:p>
          </table:table-cell>
          <table:table-cell office:value-type="string" table:style-name="ce35">
            <text:p>Verde - Ampliada</text:p>
          </table:table-cell>
          <table:covered-table-cell/>
          <table:covered-table-cell/>
          <table:table-cell table:number-columns-repeated="16378"/>
        </table:table-row>
        <table:table-row table:style-name="ro1">
          <table:covered-table-cell/>
          <table:covered-table-cell/>
          <table:table-cell office:value-type="float" office:value="1400" table:style-name="ce34">
            <text:p>1400</text:p>
          </table:table-cell>
          <table:table-cell office:value-type="string" table:style-name="ce35">
            <text:p>Verde - Superampliada</text:p>
          </table:table-cell>
          <table:covered-table-cell/>
          <table:covered-table-cell/>
          <table:table-cell table:number-columns-repeated="16378"/>
        </table:table-row>
        <table:table-row table:style-name="ro1">
          <table:covered-table-cell/>
          <table:covered-table-cell/>
          <table:table-cell office:value-type="float" office:value="1402" table:style-name="ce34">
            <text:p>1402</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403" table:style-name="ce34">
            <text:p>1403</text:p>
          </table:table-cell>
          <table:table-cell office:value-type="string" table:style-name="ce35">
            <text:p>Roxa - Videoprova - Libras</text:p>
          </table:table-cell>
          <table:covered-table-cell/>
          <table:covered-table-cell/>
          <table:table-cell table:number-columns-repeated="16378"/>
        </table:table-row>
        <table:table-row table:style-name="ro1">
          <table:covered-table-cell/>
          <table:covered-table-cell/>
          <table:table-cell office:value-type="float" office:value="1404" table:style-name="ce34">
            <text:p>1404</text:p>
          </table:table-cell>
          <table:table-cell office:value-type="string" table:style-name="ce35">
            <text:p>Roxa - Videoprova - Libras - Ampliada</text:p>
          </table:table-cell>
          <table:covered-table-cell/>
          <table:covered-table-cell/>
          <table:table-cell table:number-columns-repeated="16378"/>
        </table:table-row>
        <table:table-row table:style-name="ro1">
          <table:covered-table-cell/>
          <table:covered-table-cell/>
          <table:table-cell office:value-type="float" office:value="405" table:style-name="ce34">
            <text:p>405</text:p>
          </table:table-cell>
          <table:table-cell office:value-type="string" table:style-name="ce35">
            <text:p>Roxa - Videoprova - Libras - Superampliada</text:p>
          </table:table-cell>
          <table:covered-table-cell/>
          <table:covered-table-cell/>
          <table:table-cell table:number-columns-repeated="16378"/>
        </table:table-row>
        <table:table-row table:style-name="ro1">
          <table:covered-table-cell/>
          <table:covered-table-cell/>
          <table:table-cell office:value-type="float" office:value="1353" table:style-name="ce34">
            <text:p>1353</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354" table:style-name="ce34">
            <text:p>1354</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355" table:style-name="ce34">
            <text:p>1355</text:p>
          </table:table-cell>
          <table:table-cell office:value-type="string" table:style-name="ce35">
            <text:p>Verde (Reaplicação)</text:p>
          </table:table-cell>
          <table:covered-table-cell/>
          <table:covered-table-cell/>
          <table:table-cell table:number-columns-repeated="16378"/>
        </table:table-row>
        <table:table-row table:style-name="ro1">
          <table:covered-table-cell/>
          <table:covered-table-cell/>
          <table:table-cell office:value-type="float" office:value="1356" table:style-name="ce34">
            <text:p>1356</text:p>
          </table:table-cell>
          <table:table-cell office:value-type="string" table:style-name="ce35">
            <text:p>Branca (Reaplicação)</text:p>
          </table:table-cell>
          <table:covered-table-cell/>
          <table:covered-table-cell/>
          <table:table-cell table:number-columns-repeated="16378"/>
        </table:table-row>
        <table:table-row table:style-name="ro1">
          <table:covered-table-cell/>
          <table:covered-table-cell/>
          <table:table-cell office:value-type="float" office:value="1357" table:style-name="ce34">
            <text:p>1357</text:p>
          </table:table-cell>
          <table:table-cell office:value-type="string" table:style-name="ce35">
            <text:p>Verde - Ampliada (Reaplicação)</text:p>
          </table:table-cell>
          <table:covered-table-cell/>
          <table:covered-table-cell/>
          <table:table-cell table:number-columns-repeated="16378"/>
        </table:table-row>
        <table:table-row table:style-name="ro1">
          <table:covered-table-cell/>
          <table:covered-table-cell/>
          <table:table-cell office:value-type="float" office:value="1358" table:style-name="ce34">
            <text:p>1358</text:p>
          </table:table-cell>
          <table:table-cell office:value-type="string" table:style-name="ce35">
            <text:p>Verde - Superampliada (Reaplicação)</text:p>
          </table:table-cell>
          <table:covered-table-cell/>
          <table:covered-table-cell/>
          <table:table-cell table:number-columns-repeated="16378"/>
        </table:table-row>
        <table:table-row table:style-name="ro1">
          <table:covered-table-cell/>
          <table:covered-table-cell/>
          <table:table-cell office:value-type="float" office:value="1360" table:style-name="ce34">
            <text:p>1360</text:p>
          </table:table-cell>
          <table:table-cell office:value-type="string" table:style-name="ce35">
            <text:p>Laranja - Adaptada Ledor (Reaplicação)</text:p>
          </table:table-cell>
          <table:covered-table-cell/>
          <table:covered-table-cell/>
          <table:table-cell table:number-columns-repeated="16378"/>
        </table:table-row>
        <table:table-row table:style-name="ro1">
          <table:table-cell office:value-type="string" table:number-columns-spanned="1" table:number-rows-spanned="16" table:style-name="ce80">
            <text:p>CO_PROVA_MT</text:p>
          </table:table-cell>
          <table:table-cell office:value-type="string" table:number-columns-spanned="1" table:number-rows-spanned="16" table:style-name="ce81">
            <text:p>Código do tipo de prova de Matemática</text:p>
          </table:table-cell>
          <table:table-cell office:value-type="float" office:value="1407" table:style-name="ce34">
            <text:p>1407</text:p>
          </table:table-cell>
          <table:table-cell office:value-type="string" table:style-name="ce35">
            <text:p>Azul</text:p>
          </table:table-cell>
          <table:table-cell office:value-type="float" office:value="4" table:number-columns-spanned="1" table:number-rows-spanned="16" table:style-name="ce44">
            <text:p>4</text:p>
          </table:table-cell>
          <table:table-cell office:value-type="string" table:number-columns-spanned="1" table:number-rows-spanned="16" table:style-name="ce44">
            <text:p>Numérica</text:p>
          </table:table-cell>
          <table:table-cell table:number-columns-repeated="16378"/>
        </table:table-row>
        <table:table-row table:style-name="ro1">
          <table:covered-table-cell/>
          <table:covered-table-cell/>
          <table:table-cell office:value-type="float" office:value="1408" table:style-name="ce34">
            <text:p>1408</text:p>
          </table:table-cell>
          <table:table-cell office:value-type="string" table:style-name="ce35">
            <text:p>Amarela</text:p>
          </table:table-cell>
          <table:covered-table-cell/>
          <table:covered-table-cell/>
          <table:table-cell table:number-columns-repeated="16378"/>
        </table:table-row>
        <table:table-row table:style-name="ro1">
          <table:covered-table-cell/>
          <table:covered-table-cell/>
          <table:table-cell office:value-type="float" office:value="1409" table:style-name="ce34">
            <text:p>1409</text:p>
          </table:table-cell>
          <table:table-cell office:value-type="string" table:style-name="ce35">
            <text:p>Verde</text:p>
          </table:table-cell>
          <table:covered-table-cell/>
          <table:covered-table-cell/>
          <table:table-cell table:number-columns-repeated="16378"/>
        </table:table-row>
        <table:table-row table:style-name="ro1">
          <table:covered-table-cell/>
          <table:covered-table-cell/>
          <table:table-cell office:value-type="float" office:value="1410" table:style-name="ce34">
            <text:p>1410</text:p>
          </table:table-cell>
          <table:table-cell office:value-type="string" table:style-name="ce35">
            <text:p>Cinza</text:p>
          </table:table-cell>
          <table:covered-table-cell/>
          <table:covered-table-cell/>
          <table:table-cell table:number-columns-repeated="16378"/>
        </table:table-row>
        <table:table-row table:style-name="ro1">
          <table:covered-table-cell/>
          <table:covered-table-cell/>
          <table:table-cell office:value-type="float" office:value="1411" table:style-name="ce34">
            <text:p>1411</text:p>
          </table:table-cell>
          <table:table-cell office:value-type="string" table:style-name="ce35">
            <text:p>Verde - Ampliada</text:p>
          </table:table-cell>
          <table:covered-table-cell/>
          <table:covered-table-cell/>
          <table:table-cell table:number-columns-repeated="16378"/>
        </table:table-row>
        <table:table-row table:style-name="ro1">
          <table:covered-table-cell/>
          <table:covered-table-cell/>
          <table:table-cell office:value-type="float" office:value="1412" table:style-name="ce34">
            <text:p>1412</text:p>
          </table:table-cell>
          <table:table-cell office:value-type="string" table:style-name="ce35">
            <text:p>Verde - Superampliada</text:p>
          </table:table-cell>
          <table:covered-table-cell/>
          <table:covered-table-cell/>
          <table:table-cell table:number-columns-repeated="16378"/>
        </table:table-row>
        <table:table-row table:style-name="ro1">
          <table:covered-table-cell/>
          <table:covered-table-cell/>
          <table:table-cell office:value-type="float" office:value="1414" table:style-name="ce34">
            <text:p>1414</text:p>
          </table:table-cell>
          <table:table-cell office:value-type="string" table:style-name="ce35">
            <text:p>Laranja - Adaptada Ledor</text:p>
          </table:table-cell>
          <table:covered-table-cell/>
          <table:covered-table-cell/>
          <table:table-cell table:number-columns-repeated="16378"/>
        </table:table-row>
        <table:table-row table:style-name="ro1">
          <table:covered-table-cell/>
          <table:covered-table-cell/>
          <table:table-cell office:value-type="float" office:value="1415" table:style-name="ce34">
            <text:p>1415</text:p>
          </table:table-cell>
          <table:table-cell office:value-type="string" table:style-name="ce35">
            <text:p>Roxa - Videoprova - Libras</text:p>
          </table:table-cell>
          <table:covered-table-cell/>
          <table:covered-table-cell/>
          <table:table-cell table:number-columns-repeated="16378"/>
        </table:table-row>
        <table:table-row table:style-name="ro1">
          <table:covered-table-cell/>
          <table:covered-table-cell/>
          <table:table-cell office:value-type="float" office:value="1416" table:style-name="ce34">
            <text:p>1416</text:p>
          </table:table-cell>
          <table:table-cell office:value-type="string" table:style-name="ce35">
            <text:p>Roxa - Videoprova - Libras - Ampliada</text:p>
          </table:table-cell>
          <table:covered-table-cell/>
          <table:covered-table-cell/>
          <table:table-cell table:number-columns-repeated="16378"/>
        </table:table-row>
        <table:table-row table:style-name="ro1">
          <table:covered-table-cell/>
          <table:covered-table-cell/>
          <table:table-cell office:value-type="float" office:value="1363" table:style-name="ce34">
            <text:p>1363</text:p>
          </table:table-cell>
          <table:table-cell office:value-type="string" table:style-name="ce35">
            <text:p>Azul (Reaplicação)</text:p>
          </table:table-cell>
          <table:covered-table-cell/>
          <table:covered-table-cell/>
          <table:table-cell table:number-columns-repeated="16378"/>
        </table:table-row>
        <table:table-row table:style-name="ro1">
          <table:covered-table-cell/>
          <table:covered-table-cell/>
          <table:table-cell office:value-type="float" office:value="1364" table:style-name="ce34">
            <text:p>1364</text:p>
          </table:table-cell>
          <table:table-cell office:value-type="string" table:style-name="ce35">
            <text:p>Amarela (Reaplicação)</text:p>
          </table:table-cell>
          <table:covered-table-cell/>
          <table:covered-table-cell/>
          <table:table-cell table:number-columns-repeated="16378"/>
        </table:table-row>
        <table:table-row table:style-name="ro1">
          <table:covered-table-cell/>
          <table:covered-table-cell/>
          <table:table-cell office:value-type="float" office:value="1365" table:style-name="ce34">
            <text:p>1365</text:p>
          </table:table-cell>
          <table:table-cell office:value-type="string" table:style-name="ce35">
            <text:p>Verde (Reaplicação)</text:p>
          </table:table-cell>
          <table:covered-table-cell/>
          <table:covered-table-cell/>
          <table:table-cell table:number-columns-repeated="16378"/>
        </table:table-row>
        <table:table-row table:style-name="ro1">
          <table:covered-table-cell/>
          <table:covered-table-cell/>
          <table:table-cell office:value-type="float" office:value="1366" table:style-name="ce34">
            <text:p>1366</text:p>
          </table:table-cell>
          <table:table-cell office:value-type="string" table:style-name="ce35">
            <text:p>Cinza (Reaplicação)</text:p>
          </table:table-cell>
          <table:covered-table-cell/>
          <table:covered-table-cell/>
          <table:table-cell table:number-columns-repeated="16378"/>
        </table:table-row>
        <table:table-row table:style-name="ro1">
          <table:covered-table-cell/>
          <table:covered-table-cell/>
          <table:table-cell office:value-type="float" office:value="1367" table:style-name="ce34">
            <text:p>1367</text:p>
          </table:table-cell>
          <table:table-cell office:value-type="string" table:style-name="ce35">
            <text:p>Verde - Ampliada (Reaplicação)</text:p>
          </table:table-cell>
          <table:covered-table-cell/>
          <table:covered-table-cell/>
          <table:table-cell table:number-columns-repeated="16378"/>
        </table:table-row>
        <table:table-row table:style-name="ro1">
          <table:covered-table-cell/>
          <table:covered-table-cell/>
          <table:table-cell office:value-type="float" office:value="1368" table:style-name="ce34">
            <text:p>1368</text:p>
          </table:table-cell>
          <table:table-cell office:value-type="string" table:style-name="ce35">
            <text:p>Verde - Superampliada (Reaplicação)</text:p>
          </table:table-cell>
          <table:covered-table-cell/>
          <table:covered-table-cell/>
          <table:table-cell table:number-columns-repeated="16378"/>
        </table:table-row>
        <table:table-row table:style-name="ro1">
          <table:covered-table-cell/>
          <table:covered-table-cell/>
          <table:table-cell office:value-type="float" office:value="1370" table:style-name="ce34">
            <text:p>1370</text:p>
          </table:table-cell>
          <table:table-cell office:value-type="string" table:style-name="ce35">
            <text:p>Laranja - Adaptada Ledor (Reaplicação)</text:p>
          </table:table-cell>
          <table:covered-table-cell/>
          <table:covered-table-cell/>
          <table:table-cell table:number-columns-repeated="16378"/>
        </table:table-row>
        <table:table-row table:style-name="ro1">
          <table:table-cell office:value-type="string" table:style-name="ce11">
            <text:p>NU_NOTA_CN</text:p>
          </table:table-cell>
          <table:table-cell office:value-type="string" table:style-name="ce5">
            <text:p>Nota da prova de Ciências da Naturez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CH</text:p>
          </table:table-cell>
          <table:table-cell office:value-type="string" table:style-name="ce5">
            <text:p>Nota da prova de Ciências Humana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LC</text:p>
          </table:table-cell>
          <table:table-cell office:value-type="string" table:style-name="ce5">
            <text:p>Nota da prova de Linguagens e Códigos</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style-name="ce11">
            <text:p>NU_NOTA_MT</text:p>
          </table:table-cell>
          <table:table-cell office:value-type="string" table:style-name="ce5">
            <text:p>Nota da prova de Matemática</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TX_RESPOSTAS_CN</text:p>
          </table:table-cell>
          <table:table-cell office:value-type="string" table:style-name="ce5">
            <text:p>Vetor com as respostas da parte objetiva da prova de Ciências da Natureza<text:span text:style-name="T3">3</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CH</text:p>
          </table:table-cell>
          <table:table-cell office:value-type="string" table:style-name="ce5">
            <text:p>Vetor com as respostas da parte objetiva da prova de Ciências Humanas³</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LC</text:p>
          </table:table-cell>
          <table:table-cell office:value-type="string" table:style-name="ce5">
            <text:p>Vetor com as respostas da parte objetiva da prova de Linguagens e Códigos<text:span text:style-name="T3">4</text:span><text:s/></text:p>
          </table:table-cell>
          <table:table-cell table:style-name="ce13"/>
          <table:table-cell office:value-type="string" table:style-name="ce6">
            <text:p>A,B,C,D, E, * (dupla marcação), . (em branco), 9 (Item não apresentad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RESPOSTAS_MT</text:p>
          </table:table-cell>
          <table:table-cell office:value-type="string" table:style-name="ce5">
            <text:p>Vetor com as respostas da parte objetiva da prova de Matemática<text:span text:style-name="T3">³</text:span><text:s/></text:p>
          </table:table-cell>
          <table:table-cell table:style-name="ce13"/>
          <table:table-cell office:value-type="string" table:style-name="ce6">
            <text:p>A,B,C,D, E, * (dupla marcação), . (em branco)</text:p>
          </table:table-cell>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1" table:number-rows-spanned="2" table:style-name="ce46">
            <text:p>TP_LINGUA</text:p>
          </table:table-cell>
          <table:table-cell office:value-type="string" table:number-columns-spanned="1" table:number-rows-spanned="2" table:style-name="ce45">
            <text:p>Língua Estrangeira<text:s/></text:p>
          </table:table-cell>
          <table:table-cell office:value-type="float" office:value="0" table:style-name="ce6">
            <text:p>0</text:p>
          </table:table-cell>
          <table:table-cell office:value-type="string" table:style-name="ce6">
            <text:p>Inglês</text:p>
          </table:table-cell>
          <table:table-cell office:value-type="float" office:value="1" table:number-columns-spanned="1" table:number-rows-spanned="2" table:style-name="ce44">
            <text:p>1</text:p>
          </table:table-cell>
          <table:table-cell office:value-type="string" table:number-columns-spanned="1" table:number-rows-spanned="2" table:style-name="ce44">
            <text:p>Numérica</text:p>
          </table:table-cell>
          <table:table-cell table:number-columns-repeated="16378"/>
        </table:table-row>
        <table:table-row table:style-name="ro3">
          <table:covered-table-cell/>
          <table:covered-table-cell/>
          <table:table-cell office:value-type="float" office:value="1" table:style-name="ce6">
            <text:p>1</text:p>
          </table:table-cell>
          <table:table-cell office:value-type="string" table:style-name="ce6">
            <text:p>Espanhol</text:p>
          </table:table-cell>
          <table:covered-table-cell/>
          <table:covered-table-cell/>
          <table:table-cell table:number-columns-repeated="16378"/>
        </table:table-row>
        <table:table-row table:style-name="ro3">
          <table:table-cell office:value-type="string" table:style-name="ce11">
            <text:p>TX_GABARITO_CN</text:p>
          </table:table-cell>
          <table:table-cell office:value-type="string" table:style-name="ce5">
            <text:p>Vetor com o gabarito da parte objetiva da prova de Ciências da Natureza<text:span text:style-name="T3">5<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CH</text:p>
          </table:table-cell>
          <table:table-cell office:value-type="string" table:style-name="ce5">
            <text:p>Vetor com o gabarito da parte objetiva da prova de Ciências Humanas<text:span text:style-name="T3">5<text:s/></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LC</text:p>
          </table:table-cell>
          <table:table-cell office:value-type="string" table:style-name="ce5">
            <text:p>Vetor com o gabarito da parte objetiva da prova de Linguagens e Códigos<text:span text:style-name="T3">6</text:span><text:s/></text:p>
          </table:table-cell>
          <table:table-cell table:number-columns-repeated="2" table:style-name="ce6"/>
          <table:table-cell office:value-type="float" office:value="50" table:style-name="ce8">
            <text:p>50</text:p>
          </table:table-cell>
          <table:table-cell office:value-type="string" table:style-name="ce8">
            <text:p>Alfanumérica</text:p>
          </table:table-cell>
          <table:table-cell table:number-columns-repeated="16378"/>
        </table:table-row>
        <table:table-row table:style-name="ro3">
          <table:table-cell office:value-type="string" table:style-name="ce11">
            <text:p>TX_GABARITO_MT</text:p>
          </table:table-cell>
          <table:table-cell office:value-type="string" table:style-name="ce5">
            <text:p>Vetor com o gabarito da parte objetiva da prova de Matemática<text:span text:style-name="T3">5</text:span></text:p>
          </table:table-cell>
          <table:table-cell table:number-columns-repeated="2" table:style-name="ce6"/>
          <table:table-cell office:value-type="float" office:value="45" table:style-name="ce8">
            <text:p>45</text:p>
          </table:table-cell>
          <table:table-cell office:value-type="string" table:style-name="ce8">
            <text:p>Alfanumérica</text:p>
          </table:table-cell>
          <table:table-cell table:number-columns-repeated="16378"/>
        </table:table-row>
        <table:table-row table:style-name="ro3">
          <table:table-cell office:value-type="string" table:number-columns-spanned="6" table:number-rows-spanned="1" table:style-name="ce83">
            <text:p>DADOS DA REDAÇÃO</text:p>
          </table:table-cell>
          <table:covered-table-cell table:number-columns-repeated="5"/>
          <table:table-cell table:number-columns-repeated="16378"/>
        </table:table-row>
        <table:table-row table:style-name="ro3">
          <table:table-cell office:value-type="string" table:number-columns-spanned="1" table:number-rows-spanned="8" table:style-name="ce46">
            <text:p>TP_STATUS_REDACAO</text:p>
          </table:table-cell>
          <table:table-cell office:value-type="string" table:number-columns-spanned="1" table:number-rows-spanned="8" table:style-name="ce45">
            <text:p>Situação da redação do participante</text:p>
          </table:table-cell>
          <table:table-cell office:value-type="float" office:value="1" table:style-name="ce6">
            <text:p>1</text:p>
          </table:table-cell>
          <table:table-cell office:value-type="string" table:style-name="ce6">
            <text:p>Sem problemas</text:p>
          </table:table-cell>
          <table:table-cell office:value-type="float" office:value="1" table:number-columns-spanned="1" table:number-rows-spanned="8" table:style-name="ce44">
            <text:p>1</text:p>
          </table:table-cell>
          <table:table-cell office:value-type="string" table:number-columns-spanned="1" table:number-rows-spanned="8" table:style-name="ce44">
            <text:p>Numérica</text:p>
          </table:table-cell>
          <table:table-cell table:number-columns-repeated="16378"/>
        </table:table-row>
        <table:table-row table:style-name="ro3">
          <table:covered-table-cell/>
          <table:covered-table-cell/>
          <table:table-cell office:value-type="float" office:value="2" table:style-name="ce6">
            <text:p>2</text:p>
          </table:table-cell>
          <table:table-cell office:value-type="string" table:style-name="ce6">
            <text:p>Anulada</text:p>
          </table:table-cell>
          <table:covered-table-cell/>
          <table:covered-table-cell/>
          <table:table-cell table:number-columns-repeated="16378"/>
        </table:table-row>
        <table:table-row table:style-name="ro3">
          <table:covered-table-cell/>
          <table:covered-table-cell/>
          <table:table-cell office:value-type="float" office:value="3" table:style-name="ce6">
            <text:p>3</text:p>
          </table:table-cell>
          <table:table-cell office:value-type="string" table:style-name="ce6">
            <text:p>Cópia Texto Motivador</text:p>
          </table:table-cell>
          <table:covered-table-cell/>
          <table:covered-table-cell/>
          <table:table-cell table:number-columns-repeated="16378"/>
        </table:table-row>
        <table:table-row table:style-name="ro3">
          <table:covered-table-cell/>
          <table:covered-table-cell/>
          <table:table-cell office:value-type="float" office:value="4" table:style-name="ce6">
            <text:p>4</text:p>
          </table:table-cell>
          <table:table-cell office:value-type="string" table:style-name="ce6">
            <text:p>Em Branco</text:p>
          </table:table-cell>
          <table:covered-table-cell/>
          <table:covered-table-cell/>
          <table:table-cell table:number-columns-repeated="16378"/>
        </table:table-row>
        <table:table-row table:style-name="ro3">
          <table:covered-table-cell/>
          <table:covered-table-cell/>
          <table:table-cell office:value-type="float" office:value="6" table:style-name="ce6">
            <text:p>6</text:p>
          </table:table-cell>
          <table:table-cell office:value-type="string" table:style-name="ce6">
            <text:p>Fuga ao tema</text:p>
          </table:table-cell>
          <table:covered-table-cell/>
          <table:covered-table-cell/>
          <table:table-cell table:number-columns-repeated="16378"/>
        </table:table-row>
        <table:table-row table:style-name="ro3">
          <table:covered-table-cell/>
          <table:covered-table-cell/>
          <table:table-cell office:value-type="float" office:value="7" table:style-name="ce6">
            <text:p>7</text:p>
          </table:table-cell>
          <table:table-cell office:value-type="string" table:style-name="ce6">
            <text:p>Não atendimento ao tipo textual</text:p>
          </table:table-cell>
          <table:covered-table-cell/>
          <table:covered-table-cell/>
          <table:table-cell table:number-columns-repeated="16378"/>
        </table:table-row>
        <table:table-row table:style-name="ro3">
          <table:covered-table-cell/>
          <table:covered-table-cell/>
          <table:table-cell office:value-type="float" office:value="8" table:style-name="ce6">
            <text:p>8</text:p>
          </table:table-cell>
          <table:table-cell office:value-type="string" table:style-name="ce6">
            <text:p>Texto insuficiente</text:p>
          </table:table-cell>
          <table:covered-table-cell/>
          <table:covered-table-cell/>
          <table:table-cell table:number-columns-repeated="16378"/>
        </table:table-row>
        <table:table-row table:style-name="ro3">
          <table:covered-table-cell/>
          <table:covered-table-cell/>
          <table:table-cell office:value-type="float" office:value="9" table:style-name="ce6">
            <text:p>9</text:p>
          </table:table-cell>
          <table:table-cell office:value-type="string" table:style-name="ce6">
            <text:p>Parte desconectada</text:p>
          </table:table-cell>
          <table:covered-table-cell/>
          <table:covered-table-cell/>
          <table:table-cell table:number-columns-repeated="16378"/>
        </table:table-row>
        <table:table-row table:style-name="ro15">
          <table:table-cell office:value-type="string" table:style-name="ce11">
            <text:p>NU_NOTA_COMP1</text:p>
          </table:table-cell>
          <table:table-cell office:value-type="string" table:style-name="ce23">
            <text:p>Nota da competência 1 -<text:s/><text:span text:style-name="T5">Demonstrar domínio da modalidade escrita formal da Língua Portugue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6">
          <table:table-cell office:value-type="string" table:style-name="ce11">
            <text:p>NU_NOTA_COMP2</text:p>
          </table:table-cell>
          <table:table-cell office:value-type="string" table:style-name="ce23">
            <text:p>Nota da competência 2 -<text:s/><text:span text:style-name="T5">Compreender a proposta de redação e aplicar conceitos das várias áreas de conhecimento para desenvolver o tema, dentro dos limites estruturais do texto dissertativo-argumentativo em pros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7">
          <table:table-cell office:value-type="string" table:style-name="ce11">
            <text:p>NU_NOTA_COMP3</text:p>
          </table:table-cell>
          <table:table-cell office:value-type="string" table:style-name="ce23">
            <text:p>Nota da competência 3 -<text:s/><text:span text:style-name="T5">Selecionar, relacionar, organizar e interpretar informações, fatos, opiniões e argumentos em defesa de um ponto de vista.</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5">
          <table:table-cell office:value-type="string" table:style-name="ce11">
            <text:p>NU_NOTA_COMP4</text:p>
          </table:table-cell>
          <table:table-cell office:value-type="string" table:style-name="ce23">
            <text:p>Nota da competência 4 -<text:s/><text:span text:style-name="T5">Demonstrar conhecimento dos mecanismos linguísticos necessários para a construção da argumentação.</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5">
          <table:table-cell office:value-type="string" table:style-name="ce11">
            <text:p>NU_NOTA_COMP5</text:p>
          </table:table-cell>
          <table:table-cell office:value-type="string" table:style-name="ce23">
            <text:p>Nota da competência 5 -<text:s/><text:span text:style-name="T5">Elaborar proposta de intervenção para o problema abordado, respeitando os direitos humanos.</text:span></text:p>
          </table:table-cell>
          <table:table-cell table:style-name="ce22"/>
          <table:table-cell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3">
          <table:table-cell office:value-type="string" table:style-name="ce11">
            <text:p>NU_NOTA_REDACAO</text:p>
          </table:table-cell>
          <table:table-cell office:value-type="string" table:style-name="ce21">
            <text:p>Nota da prova de redação</text:p>
          </table:table-cell>
          <table:table-cell table:number-columns-repeated="2" table:style-name="ce6"/>
          <table:table-cell office:value-type="float" office:value="9" table:style-name="ce8">
            <text:p>9</text:p>
          </table:table-cell>
          <table:table-cell office:value-type="string" table:style-name="ce8">
            <text:p>Numérica</text:p>
          </table:table-cell>
          <table:table-cell table:number-columns-repeated="16378"/>
        </table:table-row>
        <table:table-row table:style-name="ro1">
          <table:table-cell office:value-type="string" table:number-columns-spanned="6" table:number-rows-spanned="1" table:style-name="ce69">
            <text:p>1. Número sequencial que identifica cada linha da base de Resultados. Variável distinta da NU_INSCRICAO disponível na base de Participantes, de modo que não é possível utilizá-la para relacionar as duas bases.</text:p>
          </table:table-cell>
          <table:covered-table-cell table:number-columns-repeated="5"/>
          <table:table-cell table:number-columns-repeated="16378"/>
        </table:table-row>
        <table:table-row table:style-name="ro18">
          <table:table-cell office:value-type="string" table:number-columns-spanned="6" table:number-rows-spanned="1" table:style-name="ce70">
            <text:p>2. Informação obtida da base de matrículas do Censo Escolar 2024, a partir do CPF do participante e filtrando as etapas de ensino de prováveis concluintes do ensino médio (27,28,29,37,38,71,32,33,34). O código real será substituído por uma máscara, caso escola tenha menos de 10 participantes na edição do exame.</text:p>
          </table:table-cell>
          <table:covered-table-cell table:number-columns-repeated="5"/>
          <table:table-cell table:number-columns-repeated="16378"/>
        </table:table-row>
        <table:table-row table:style-name="ro3">
          <table:table-cell office:value-type="string" table:number-columns-spanned="6" table:number-rows-spanned="1" table:style-name="ce70">
            <text:p>3.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9">
          <table:table-cell office:value-type="string" table:number-columns-spanned="6" table:number-rows-spanned="1" table:style-name="ce70">
            <text:p>4.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3">
          <table:table-cell office:value-type="string" table:number-columns-spanned="6" table:number-rows-spanned="1" table:style-name="ce70">
            <text:p>5. As 45 primeiras posições deste campo são referentes ao respectivo gabarito</text:p>
          </table:table-cell>
          <table:covered-table-cell table:number-columns-repeated="5"/>
          <table:table-cell table:number-columns-repeated="16378"/>
        </table:table-row>
        <table:table-row table:style-name="ro3">
          <table:table-cell office:value-type="string" table:number-columns-spanned="6" table:number-rows-spanned="1" table:style-name="ce70">
            <text:p>6.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8426" table:style-name="ro1">
          <table:table-cell table:number-columns-repeated="16384"/>
        </table:table-row>
      </table:table>
      <table:table table:name="ITENS_PROVA_2024" table:style-name="ta2">
        <table:table-column table:style-name="co7" table:default-cell-style-name="ce20"/>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20"/>
        <table:table-column table:style-name="co5" table:number-columns-repeated="16378" table:default-cell-style-name="ce1"/>
        <table:table-row table:style-name="ro20">
          <table:table-cell office:value-type="string" table:number-columns-spanned="6" table:number-rows-spanned="1" table:style-name="ce62">
            <text:p>ITENS PROVA</text:p>
          </table:table-cell>
          <table:covered-table-cell table:number-columns-repeated="5"/>
          <table:table-cell table:number-columns-repeated="16378"/>
        </table:table-row>
        <table:table-row table:style-name="ro1">
          <table:table-cell office:value-type="string" table:number-columns-spanned="1" table:number-rows-spanned="2" table:style-name="ce78">
            <text:p>NOME DA VARIÁVEL</text:p>
          </table:table-cell>
          <table:table-cell office:value-type="string" table:number-columns-spanned="1" table:number-rows-spanned="2" table:style-name="ce78">
            <text:p>Descrição</text:p>
          </table:table-cell>
          <table:table-cell office:value-type="string" table:number-columns-spanned="2" table:number-rows-spanned="1" table:style-name="ce78">
            <text:p>Variáveis Categóricas</text:p>
          </table:table-cell>
          <table:covered-table-cell/>
          <table:table-cell office:value-type="string" table:number-columns-spanned="1" table:number-rows-spanned="2" table:style-name="ce78">
            <text:p>Tamanho<text:s/></text:p>
          </table:table-cell>
          <table:table-cell office:value-type="string" table:number-columns-spanned="1" table:number-rows-spanned="2" table:style-name="ce78">
            <text:p>Tipo</text:p>
          </table:table-cell>
          <table:table-cell table:number-columns-repeated="16378"/>
        </table:table-row>
        <table:table-row table:style-name="ro1">
          <table:covered-table-cell/>
          <table:covered-table-cell/>
          <table:table-cell office:value-type="string" table:style-name="ce25">
            <text:p>Categoria</text:p>
          </table:table-cell>
          <table:table-cell office:value-type="string" table:style-name="ce25">
            <text:p>Descrição</text:p>
          </table:table-cell>
          <table:covered-table-cell/>
          <table:covered-table-cell/>
          <table:table-cell table:number-columns-repeated="16378"/>
        </table:table-row>
        <table:table-row table:style-name="ro1">
          <table:table-cell office:value-type="string" table:style-name="ce26">
            <text:p>CO_POSICAO</text:p>
          </table:table-cell>
          <table:table-cell office:value-type="string" table:style-name="ce27">
            <text:p>Posição do Item n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4" table:style-name="ce76">
            <text:p>SG_AREA</text:p>
          </table:table-cell>
          <table:table-cell office:value-type="string" table:number-columns-spanned="1" table:number-rows-spanned="4" table:style-name="ce46">
            <text:p>Área de Conhecimento do Item</text:p>
          </table:table-cell>
          <table:table-cell office:value-type="string" table:style-name="ce27">
            <text:p>CH</text:p>
          </table:table-cell>
          <table:table-cell office:value-type="string" table:style-name="ce27">
            <text:p>Ciências Humanas</text:p>
          </table:table-cell>
          <table:table-cell office:value-type="float" office:value="2" table:number-columns-spanned="1" table:number-rows-spanned="4" table:style-name="ce76">
            <text:p>2</text:p>
          </table:table-cell>
          <table:table-cell office:value-type="string" table:number-columns-spanned="1" table:number-rows-spanned="4" table:style-name="ce76">
            <text:p>Alfanumérica</text:p>
          </table:table-cell>
          <table:table-cell table:number-columns-repeated="16378" table:style-name="ce17"/>
        </table:table-row>
        <table:table-row table:style-name="ro1">
          <table:covered-table-cell/>
          <table:covered-table-cell/>
          <table:table-cell office:value-type="string" table:style-name="ce27">
            <text:p>CN</text:p>
          </table:table-cell>
          <table:table-cell office:value-type="string" table:style-name="ce27">
            <text:p>Ciências da Natureza</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LC</text:p>
          </table:table-cell>
          <table:table-cell office:value-type="string" table:style-name="ce27">
            <text:p>Linguagens e Códigos</text:p>
          </table:table-cell>
          <table:covered-table-cell/>
          <table:covered-table-cell/>
          <table:table-cell table:number-columns-repeated="16378" table:style-name="ce17"/>
        </table:table-row>
        <table:table-row table:style-name="ro1">
          <table:covered-table-cell/>
          <table:covered-table-cell/>
          <table:table-cell office:value-type="string" table:style-name="ce27">
            <text:p>MT</text:p>
          </table:table-cell>
          <table:table-cell office:value-type="string" table:style-name="ce27">
            <text:p>Matemática</text:p>
          </table:table-cell>
          <table:covered-table-cell/>
          <table:covered-table-cell/>
          <table:table-cell table:number-columns-repeated="16378" table:style-name="ce17"/>
        </table:table-row>
        <table:table-row table:style-name="ro1">
          <table:table-cell office:value-type="string" table:style-name="ce26">
            <text:p>CO_ITEM</text:p>
          </table:table-cell>
          <table:table-cell office:value-type="string" table:style-name="ce27">
            <text:p>Código do Item</text:p>
          </table:table-cell>
          <table:table-cell table:number-columns-repeated="2" table:style-name="ce27"/>
          <table:table-cell office:value-type="float" office:value="5" table:style-name="ce26">
            <text:p>5</text:p>
          </table:table-cell>
          <table:table-cell office:value-type="string" table:style-name="ce26">
            <text:p>Numérica</text:p>
          </table:table-cell>
          <table:table-cell table:number-columns-repeated="16378" table:style-name="ce17"/>
        </table:table-row>
        <table:table-row table:style-name="ro1">
          <table:table-cell office:value-type="string" table:style-name="ce26">
            <text:p>TX_GABARITO</text:p>
          </table:table-cell>
          <table:table-cell office:value-type="string" table:style-name="ce27">
            <text:p>Gabarito do Item¹</text:p>
          </table:table-cell>
          <table:table-cell table:number-columns-repeated="2" table:style-name="ce27"/>
          <table:table-cell office:value-type="float" office:value="1" table:style-name="ce26">
            <text:p>1</text:p>
          </table:table-cell>
          <table:table-cell office:value-type="string" table:style-name="ce26">
            <text:p>Alfanumérica</text:p>
          </table:table-cell>
          <table:table-cell table:number-columns-repeated="16378" table:style-name="ce17"/>
        </table:table-row>
        <table:table-row table:style-name="ro1">
          <table:table-cell office:value-type="string" table:style-name="ce26">
            <text:p>CO_HABILIDADE</text:p>
          </table:table-cell>
          <table:table-cell office:value-type="string" table:style-name="ce27">
            <text:p>Habilidade do Item</text:p>
          </table:table-cell>
          <table:table-cell table:number-columns-repeated="2" table:style-name="ce27"/>
          <table:table-cell office:value-type="float" office:value="2" table:style-name="ce26">
            <text:p>2</text:p>
          </table:table-cell>
          <table:table-cell office:value-type="string" table:style-name="ce26">
            <text:p>Numérica</text:p>
          </table:table-cell>
          <table:table-cell table:number-columns-repeated="16378" table:style-name="ce17"/>
        </table:table-row>
        <table:table-row table:style-name="ro1">
          <table:table-cell office:value-type="string" table:number-columns-spanned="1" table:number-rows-spanned="2" table:style-name="ce73">
            <text:p>IN_ITEM_ABAN</text:p>
          </table:table-cell>
          <table:table-cell office:value-type="string" table:number-columns-spanned="1" table:number-rows-spanned="2" table:style-name="ce46">
            <text:p>Indicador de item abandonado</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6">
            <text:p>1</text:p>
          </table:table-cell>
          <table:table-cell office:value-type="string" table:number-columns-spanned="1" table:number-rows-spanned="2" table:style-name="ce77">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style-name="ce17"/>
        </table:table-row>
        <table:table-row table:style-name="ro1">
          <table:table-cell office:value-type="string" table:style-name="ce29">
            <text:p>TX_MOTIVO_ABAN</text:p>
          </table:table-cell>
          <table:table-cell office:value-type="string" table:style-name="ce30">
            <text:p>Motivo para o abandono do item</text:p>
          </table:table-cell>
          <table:table-cell table:number-columns-repeated="2" table:style-name="ce31"/>
          <table:table-cell office:value-type="float" office:value="40" table:style-name="ce29">
            <text:p>40</text:p>
          </table:table-cell>
          <table:table-cell office:value-type="string" table:style-name="ce29">
            <text:p>Alfanumérica</text:p>
          </table:table-cell>
          <table:table-cell table:number-columns-repeated="16378" table:style-name="ce17"/>
        </table:table-row>
        <table:table-row table:style-name="ro21">
          <table:table-cell office:value-type="string" table:style-name="ce29">
            <text:p>NU_PARAM_A</text:p>
          </table:table-cell>
          <table:table-cell office:value-type="string" table:style-name="ce32">
            <text:p>Parâmetro de discriminação: é o poder de discriminação do item para diferenciar os participantes que dominam dos participantes que não dominam a habilidade avalia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2">
          <table:table-cell office:value-type="string" table:style-name="ce29">
            <text:p>NU_PARAM_B</text:p>
          </table:table-cell>
          <table:table-cell office:value-type="string" table:style-name="ce32">
            <text:p>Parâmetro de dificuldade: associado à dificuldade do item, sendo que quanto maior seu valor, mais difícil é o item.</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23">
          <table:table-cell office:value-type="string" table:style-name="ce29">
            <text:p>NU_PARAM_C</text:p>
          </table:table-cell>
          <table:table-cell office:value-type="string" table:style-name="ce32">
            <text:p>Parâmetro de acerto ao acaso: é a probabilidade de um participante acertar o item não dominando a habilidade exigida.</text:p>
          </table:table-cell>
          <table:table-cell table:number-columns-repeated="2" table:style-name="ce33"/>
          <table:table-cell office:value-type="float" office:value="9" table:style-name="ce26">
            <text:p>9</text:p>
          </table:table-cell>
          <table:table-cell office:value-type="string" table:style-name="ce26">
            <text:p>Numérica</text:p>
          </table:table-cell>
          <table:table-cell table:number-columns-repeated="16378" table:style-name="ce17"/>
        </table:table-row>
        <table:table-row table:style-name="ro4">
          <table:table-cell office:value-type="string" table:style-name="ce26">
            <text:p>TX_COR</text:p>
          </table:table-cell>
          <table:table-cell office:value-type="string" table:style-name="ce27">
            <text:p>Cor da Prova</text:p>
          </table:table-cell>
          <table:table-cell table:number-columns-repeated="2" table:style-name="ce27"/>
          <table:table-cell office:value-type="float" office:value="7" table:style-name="ce26">
            <text:p>7</text:p>
          </table:table-cell>
          <table:table-cell office:value-type="string" table:style-name="ce26">
            <text:p>Alfanumérica</text:p>
          </table:table-cell>
          <table:table-cell table:number-columns-repeated="16378" table:style-name="ce17"/>
        </table:table-row>
        <table:table-row table:style-name="ro4">
          <table:table-cell office:value-type="string" table:style-name="ce26">
            <text:p>CO_PROVA</text:p>
          </table:table-cell>
          <table:table-cell office:value-type="string" table:style-name="ce27">
            <text:p>Identificador da Prova</text:p>
          </table:table-cell>
          <table:table-cell table:number-columns-repeated="2" table:style-name="ce27"/>
          <table:table-cell office:value-type="float" office:value="3" table:style-name="ce26">
            <text:p>3</text:p>
          </table:table-cell>
          <table:table-cell office:value-type="string" table:style-name="ce26">
            <text:p>Numérica</text:p>
          </table:table-cell>
          <table:table-cell table:number-columns-repeated="16378"/>
        </table:table-row>
        <table:table-row table:style-name="ro1">
          <table:table-cell office:value-type="string" table:number-columns-spanned="1" table:number-rows-spanned="2" table:style-name="ce76">
            <text:p>TP_LINGUA</text:p>
          </table:table-cell>
          <table:table-cell office:value-type="string" table:number-columns-spanned="1" table:number-rows-spanned="2" table:style-name="ce46">
            <text:p>Língua Estrangeira<text:s/></text:p>
          </table:table-cell>
          <table:table-cell office:value-type="float" office:value="0" table:style-name="ce5">
            <text:p>0</text:p>
          </table:table-cell>
          <table:table-cell office:value-type="string" table:style-name="ce5">
            <text:p>Inglês</text:p>
          </table:table-cell>
          <table:table-cell office:value-type="float" office:value="1" table:number-columns-spanned="1" table:number-rows-spanned="2" table:style-name="ce76">
            <text:p>1</text:p>
          </table:table-cell>
          <table:table-cell office:value-type="string" table:number-columns-spanned="1" table:number-rows-spanned="2" table:style-name="ce77">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Espanhol</text:p>
          </table:table-cell>
          <table:covered-table-cell/>
          <table:covered-table-cell/>
          <table:table-cell table:number-columns-repeated="16378"/>
        </table:table-row>
        <table:table-row table:style-name="ro1">
          <table:table-cell office:value-type="string" table:number-columns-spanned="1" table:number-rows-spanned="2" table:style-name="ce76">
            <text:p>IN_ITEM_ADAPTADO</text:p>
          </table:table-cell>
          <table:table-cell office:value-type="string" table:number-columns-spanned="1" table:number-rows-spanned="2" table:style-name="ce46">
            <text:p>Item pertencente à prova adaptada</text:p>
          </table:table-cell>
          <table:table-cell office:value-type="float" office:value="0" table:style-name="ce5">
            <text:p>0</text:p>
          </table:table-cell>
          <table:table-cell office:value-type="string" table:style-name="ce5">
            <text:p>Não</text:p>
          </table:table-cell>
          <table:table-cell office:value-type="float" office:value="1" table:number-columns-spanned="1" table:number-rows-spanned="2" table:style-name="ce76">
            <text:p>1</text:p>
          </table:table-cell>
          <table:table-cell office:value-type="string" table:number-columns-spanned="1" table:number-rows-spanned="2" table:style-name="ce77">
            <text:p>Numérica</text:p>
          </table:table-cell>
          <table:table-cell table:number-columns-repeated="16378"/>
        </table:table-row>
        <table:table-row table:style-name="ro1">
          <table:covered-table-cell/>
          <table:covered-table-cell/>
          <table:table-cell office:value-type="float" office:value="1" table:style-name="ce5">
            <text:p>1</text:p>
          </table:table-cell>
          <table:table-cell office:value-type="string" table:style-name="ce5">
            <text:p>Sim</text:p>
          </table:table-cell>
          <table:covered-table-cell/>
          <table:covered-table-cell/>
          <table:table-cell table:number-columns-repeated="16378"/>
        </table:table-row>
        <table:table-row table:style-name="ro1">
          <table:table-cell office:value-type="string" table:style-name="ce28">
            <text:p>1 - Quando TX_GABARITO for igual a "X", significa que o item foi anulado.</text:p>
          </table:table-cell>
          <table:table-cell table:number-columns-repeated="4" table:style-name="ce17"/>
          <table:table-cell table:style-name="ce18"/>
          <table:table-cell table:number-columns-repeated="16378"/>
        </table:table-row>
        <table:table-row table:style-name="ro1">
          <table:table-cell table:style-name="ce19"/>
          <table:table-cell table:number-columns-repeated="4" table:style-name="ce1"/>
          <table:table-cell table:style-name="ce20"/>
          <table:table-cell table:number-columns-repeated="16378"/>
        </table:table-row>
        <table:table-row table:number-rows-repeated="104855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3" style:display-name="Normal 3" style:family="table-cell" style:data-style-name="N0">
      <style:table-cell-properties style:vertical-align="automatic" fo:background-color="transparent"/>
      <style:text-properties fo:color="#000000"/>
    </style:style>
  </office:styles>
  <office:automatic-styles>
    <style:page-layout style:name="pm1">
      <style:page-layout-properties fo:margin-top="0.3in" fo:margin-bottom="0.3in" fo:margin-left="0.7in" fo:margin-right="0.7in" style:print-orientation="portrait"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Gabriela Thamara de Freitas Barros</meta:initial-creator>
    <dc:creator>Giordano Alan Barbosa Sereno</dc:creator>
    <meta:creation-date>2015-03-17T15:25:36Z</meta:creation-date>
    <dc:date>2025-07-02T20:25:16Z</dc:date>
    <meta:print-date>2017-03-08T19:31:49Z</meta:print-date>
    <meta:editing-cycles>0</meta:editing-cycles>
    <meta:editing-duration>PT0S</meta:editing-duration>
  </office:meta>
</office:document-meta>
</file>